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5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1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rted-06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SMS Spoofer (buy 1 get 1 free)</text:p>
          </table:table-cell>
          <table:table-cell office:value-type="string" calcext:value-type="string">
            <text:p>Hacking – Phreak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SAFE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Anon Guide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- BIG PACK</text:p>
          </table:table-cell>
          <table:table-cell office:value-type="string" calcext:value-type="string">
            <text:p>Anonymity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tecting Your Online Presence 2016</text:p>
          </table:table-cell>
          <table:table-cell office:value-type="string" calcext:value-type="string">
            <text:p>Anonymity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tecting Yourself Online For Dummies 2014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DISAPPEAR IN THE USA ★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the Future Privacy Identity &amp; Anonymity on the Web 2012</text:p>
          </table:table-cell>
          <table:table-cell office:value-type="string" calcext:value-type="string">
            <text:p>Anonymity – Oth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Proof Your Life Now The New Cybersecurity Rules 2016</text:p>
          </table:table-cell>
          <table:table-cell office:value-type="string" calcext:value-type="string">
            <text:p>Anonymity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Book of Data Anonymization 2013</text:p>
          </table:table-cell>
          <table:table-cell office:value-type="string" calcext:value-type="string">
            <text:p>Anonymity – 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Privacy Simple Tools to Protect Your Personal Information &amp; Your Identity 2014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u For Sale Protecting Your Personal Data &amp; Privacy Online 2016</text:p>
          </table:table-cell>
          <table:table-cell office:value-type="string" calcext:value-type="string">
            <text:p>Anonymity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rivacy Guide - the Pack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ep the NSA Out of Your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FE CHANGING FREE CONSULTATION + EBOOK BYE BYE BIG BROTHER 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Ways to be hidden$$$</text:p>
          </table:table-cell>
          <table:table-cell office:value-type="string" calcext:value-type="string">
            <text:p>Anonymity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ped How to Protect Yourself in a World Full of Scammers Phishers and Identity Thieves 2015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 <text:s/>✵ Cover your shit online &amp; offline</text:p>
          </table:table-cell>
          <table:table-cell office:value-type="string" calcext:value-type="string">
            <text:p>Anonymity – Oth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$$$ FREE $$$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 Email Spoofer</text:p>
          </table:table-cell>
          <table:table-cell office:value-type="string" calcext:value-type="string">
            <text:p>Anonymity – Oth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INFOSEC, PRIVACY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10 Security Yes but Privacy Please 2015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hange Your Identity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OID CAMERA DETECTION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ATING FBI SURVEILLANCE</text:p>
          </table:table-cell>
          <table:table-cell office:value-type="string" calcext:value-type="string">
            <text:p>Anonymity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 office:value-type="string" calcext:value-type="string">
            <text:p>Anonymity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elete Everything Google Knows About You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 Ways to Know if the Government is Reading Your Email</text:p>
          </table:table-cell>
          <table:table-cell office:value-type="string" calcext:value-type="string">
            <text:p>Anonymity – 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mart Girls Guide to Privacy Practical Tips for Staying Safe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ty, Privacy, and Security Online</text:p>
          </table:table-cell>
          <table:table-cell office:value-type="string" calcext:value-type="string">
            <text:p>Anonymity – Oth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ANONYMOUS INTERNET USAGE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set Protection &amp; Privacy Guide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ial Media as Surveillance 2016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isible Intruders How to Protect Yourself from Fraudsters 2015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Mistakes which lead to arrest of many darknet users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fter Snowden Privacy Secrecy and Security in the Information Age 2015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Safe On The Deep Web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agnet Nation A Quest for Privacy Security and Freedom 2014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ing from the Internet Eliminating Personal Online Information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chitecture of Privacy 2015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ing 100% A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Completely An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- Private Investigator Secrets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$$$ 0.20 cents $$$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ying anonymous and safe online guide</text:p>
          </table:table-cell>
          <table:table-cell office:value-type="string" calcext:value-type="string">
            <text:p>Anonymity – 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SOCKS-change your IP to help you cash out cvv from any country$$$</text:p>
          </table:table-cell>
          <table:table-cell office:value-type="string" calcext:value-type="string">
            <text:p>Anonymity – Proxie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 ADRESS CHANGER SOFTWARE FOR WINDOW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NS PROTECTION ENCRYPTION PACK</text:p>
          </table:table-cell>
          <table:table-cell office:value-type="string" calcext:value-type="string">
            <text:p>Anonymity – Proxi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HOW TO SETUP COMP ANONYMITY$$$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Guide for Anonymous and Secure Internet Usage</text:p>
          </table:table-cell>
          <table:table-cell office:value-type="string" calcext:value-type="string">
            <text:p>Anonymity – 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netting For Beginners How to Easily Master IP Subnetting 2015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 ADRESS CHANGER SOFTWARE FOR MAC O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How To Set up a SOCKS Proxy Using Putty &amp; SSH$$$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able and Encrypted Whonix VM on 8GB USB Stick+</text:p>
          </table:table-cell>
          <table:table-cell office:value-type="string" calcext:value-type="string">
            <text:p>Anonymity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-= How to configure socks5 proxies =-</text:p>
          </table:table-cell>
          <table:table-cell office:value-type="string" calcext:value-type="string">
            <text:p>Anonymity – Proxi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nonymous Online 2016 with Tor Tails Bitcoin and Writeprints 2016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ymity How to Be Invisible from NSA</text:p>
          </table:table-cell>
          <table:table-cell office:value-type="string" calcext:value-type="string">
            <text:p>Anonymity – 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SECURITY PRIVACY + ENCRYPTION PACK</text:p>
          </table:table-cell>
          <table:table-cell office:value-type="string" calcext:value-type="string">
            <text:p>Anonymity – T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y safe with tor MUST HAV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Middlebox Routing VB VM Traffic Over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Guide to Using Tor privately and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FOX AND TOR BROWSER SETUP FOR EXTREME PRIVACY</text:p>
          </table:table-cell>
          <table:table-cell office:value-type="string" calcext:value-type="string">
            <text:p>Anonymity – Tor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NOT TO GET FUCKED - A QUICKSTART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ining a Socks5 With Tor TUTORIAL</text:p>
          </table:table-cell>
          <table:table-cell office:value-type="string" calcext:value-type="string">
            <text:p>Anonymity – Tor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Guide for Beginners How to Be Anonymous Online 2016</text:p>
          </table:table-cell>
          <table:table-cell office:value-type="string" calcext:value-type="string">
            <text:p>Anonymity – Tor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EME ADVANCED ONION ROUTER</text:p>
          </table:table-cell>
          <table:table-cell office:value-type="string" calcext:value-type="string">
            <text:p>Anonymity – T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OFFICIAL GUIDE TO TOR, REALLY PRIVATE BROWSING</text:p>
          </table:table-cell>
          <table:table-cell office:value-type="string" calcext:value-type="string">
            <text:p>Anonymity – Tor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- Everything about being Anonymous ( Safety Comes First ) Socks , VPN ,</text:p>
          </table:table-cell>
          <table:table-cell office:value-type="string" calcext:value-type="string">
            <text:p>Anonymity – VPN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pn-&gt;tor-&gt;sock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Doble Encryption on TOR + PRIVATORIA.NET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Privacy : BE TOTALY ANONYMOUS VPN, SOCKS,</text:p>
          </table:table-cell>
          <table:table-cell office:value-type="string" calcext:value-type="string">
            <text:p>Anonymity – VPN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.me VPN <text:s text:c="2"/>- <text:s text:c="2"/>World's Fastest VPN and Privacy Protection</text:p>
          </table:table-cell>
          <table:table-cell office:value-type="string" calcext:value-type="string">
            <text:p>Anonymity – VPN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 My Ass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 VPN FOR MOBILE PHONES !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pn-&gt;tor-&gt;socks</text:p>
          </table:table-cell>
          <table:table-cell office:value-type="string" calcext:value-type="string">
            <text:p>Anonymity – VPN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apple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▶THE CARDER'S HOLY GRAIL -Antidetect 6.5 -Fraud Browser -Socks5/Proxy+VPN -List of Bins -Worth $550!</text:p>
          </table:table-cell>
          <table:table-cell office:value-type="string" calcext:value-type="string">
            <text:p>Carding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er's University Pack</text:p>
          </table:table-cell>
          <table:table-cell office:value-type="string" calcext:value-type="string">
            <text:p>Carding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HOW TO MAKE AN ATM SKIMMER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FRAUD BIBLE <text:s/>40.000 ITEMS INCLUDED! <text:s/>99% OF ALL guides sold in the market: Carding,Cashout,Paypal,CC,Hacks,Etc</text:p>
          </table:table-cell>
          <table:table-cell office:value-type="string" calcext:value-type="string">
            <text:p>Carding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ty For Carding &amp; Hacking / 25 guides in 1</text:p>
          </table:table-cell>
          <table:table-cell office:value-type="string" calcext:value-type="string">
            <text:p>Carding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SH CARDABLE SITES &amp; METHODS May 2017</text:p>
          </table:table-cell>
          <table:table-cell office:value-type="string" calcext:value-type="string">
            <text:p>Cardin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iBlack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CARDING TUTORIALS - APEX COLLECTION - ⟁ (͠≖ ͜ʖ͠≖)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 - University Of Carding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S - ALL HERE - 2016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ghly Sold 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dumps Tuto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+ Hacking Mega Pack---2657 Item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Car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▄▀▄▀▄ <text:s/>Amazon Carding Methods ▄▀▄▀▄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CARDING TUTO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sy Security For Carding, Hacking And General / 25 guides in ONE!!!</text:p>
          </table:table-cell>
          <table:table-cell office:value-type="string" calcext:value-type="string">
            <text:p>Carding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shing Out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sy Paypal <text:s/>CVV Cashout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Card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 Everyday Pack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Guide For NOOBS ----- BASIC To Advanced -------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dated List for Cardable Sites</text:p>
          </table:table-cell>
          <table:table-cell office:value-type="string" calcext:value-type="string">
            <text:p>Cardin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Credit Card VCC Generator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shing Out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shing Out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shing Out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New 2016 Exclusive Carding Pack (203 + 50 Free)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 Union -Working Bin List Secret Revealed - <text:s/>Detailed Guide how to convert your CC's to Cash/B</text:p>
          </table:table-cell>
          <table:table-cell office:value-type="string" calcext:value-type="string">
            <text:p>Cashing Out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 office:value-type="string" calcext:value-type="string">
            <text:p>Carding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shing Out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Pick up any carded items without ID &amp; Name. ★★★ 100% WORKING ★★★ STAY SAFE ★★★ NO POLICE.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BINs - which code for which bank</text:p>
          </table:table-cell>
          <table:table-cell office:value-type="string" calcext:value-type="string">
            <text:p>Car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shing Out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broswer for carding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 office:value-type="string" calcext:value-type="string">
            <text:p>Carding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cket 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shing Out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x Green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Bypass 3D SECURE - SUCCESS CARDING + BONUS ★★★ 100% WORKING ★★★ CHEAP ★★★ VERY EASY.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tutorials Big Pack - 230 pages about Carding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ld Credit Card PSD</text:p>
          </table:table-cell>
          <table:table-cell office:value-type="string" calcext:value-type="string">
            <text:p>Cardin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shing Out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Tips for carding safely$$$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rding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ere to Buy CC CVV2 Fullz Bank logins</text:p>
          </table:table-cell>
          <table:table-cell office:value-type="string" calcext:value-type="string">
            <text:p>Card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shing Ou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eyCard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rding Tutorial (2016)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CC to BTC in 5 Steps - <text:s/>100% Working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+ Cashout Guides + AntiDetect 6.5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shing Out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archs Guide (Info on Carding and Cashing out Hacked Paypal Ac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*Fraud and Refund* 2016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Pack (especially for beginners)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thdraw CC - MoneyGram - Handwritten Book-Useful for beginners</text:p>
          </table:table-cell>
          <table:table-cell office:value-type="string" calcext:value-type="string">
            <text:p>Carding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▀ 100% FINGERPRINT &amp; CARDING PROTECTION ▀ AntiDetect v5 + AntiCanvas Premium Plugin + Setup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shing Out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shing Out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shing Out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ke Carding Method 2016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BINs Which Code For Which Bank World Banks</text:p>
          </table:table-cell>
          <table:table-cell office:value-type="string" calcext:value-type="string">
            <text:p>Car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C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teinV intro to Carding! Complete Guide! August 2017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KECARDING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er Handbook (EVCH)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er Handbook (EVCH) – LEAKED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er carding Guide ????‍????EXCLUSIVE????‍????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er carding Guide " Get free taxi "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mate carding guide. + big package for free \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how Carding work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MO CARDING GUIDE AUGUST 2017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shing Out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shing Out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shing Out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shing Out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- THE COMPLETE GUIDE TO RECEIVE AND CASHOUT!</text:p>
          </table:table-cell>
          <table:table-cell office:value-type="string" calcext:value-type="string">
            <text:p>Cashing Out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cashout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asou paypal Guide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CASHOUT PAYPAL AN CC INTO BTC + BONUS</text:p>
          </table:table-cell>
          <table:table-cell office:value-type="string" calcext:value-type="string">
            <text:p>Cashing Out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P or CC To BTC Cashout 2016</text:p>
          </table:table-cell>
          <table:table-cell office:value-type="string" calcext:value-type="string">
            <text:p>Cashing Out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venient direct CC to BTC Method - Live Tutoring</text:p>
          </table:table-cell>
          <table:table-cell office:value-type="string" calcext:value-type="string">
            <text:p>Cashing Out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2016- 10 different methods + BONUS</text:p>
          </table:table-cell>
          <table:table-cell office:value-type="string" calcext:value-type="string">
            <text:p>Cashing Ou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ssifieds Bank Cashout Method</text:p>
          </table:table-cell>
          <table:table-cell office:value-type="string" calcext:value-type="string">
            <text:p>Cashing Ou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hange PayPal hacked account balance to Bitcoin (2017)</text:p>
          </table:table-cell>
          <table:table-cell office:value-type="string" calcext:value-type="string">
            <text:p>Cashing Ou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Dumps (100% Working Method)</text:p>
          </table:table-cell>
          <table:table-cell office:value-type="string" calcext:value-type="string">
            <text:p>Cashing Ou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PayPal transfers?</text:p>
          </table:table-cell>
          <table:table-cell office:value-type="string" calcext:value-type="string">
            <text:p>Cashing Ou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SUNTRUST (CARDING METHOD) 2017</text:p>
          </table:table-cell>
          <table:table-cell office:value-type="string" calcext:value-type="string">
            <text:p>Cashing Ou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Venmo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Wells Fargo Accounts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out CVV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OUT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ly 2017 - CC/PP to BTC - 7 methods 20 sites</text:p>
          </table:table-cell>
          <table:table-cell office:value-type="string" calcext:value-type="string">
            <text:p>Cashing Out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/CC cashout using MMO currency</text:p>
          </table:table-cell>
          <table:table-cell office:value-type="string" calcext:value-type="string">
            <text:p>Cashing Out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P or CC To BTC Cashout</text:p>
          </table:table-cell>
          <table:table-cell office:value-type="string" calcext:value-type="string">
            <text:p>Cashing Out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ipe Cashout Method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X RETURNS CASHOUT 2017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CKET CC CASHOUT METHOD!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CASH OUT BIBLE 2017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TO BTC CASHOUT METHOD 2017</text:p>
          </table:table-cell>
          <table:table-cell office:value-type="string" calcext:value-type="string">
            <text:p>Cashing Out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U CASHOUT SEC. UPDATE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LEAR YOUR CRIMINAL RECORDS ▄▀▄▀▄▀▄▀▄▀▄▀▄▀▄▀▄▀▄▀▄▀▄▀▄▀▄▀</text:p>
          </table:table-cell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ke Notes and Fake Currency PSD Templates for $5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COUNTERFEIT MONEY ★▄▀▄▀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Fake Currency Mega Pack with PSD Templates - $1 to $100 - €20 to €100</text:p>
          </table:table-cell>
          <table:table-cell office:value-type="string" calcext:value-type="string">
            <text:p>Counterfeit Currency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FAKE £20 NOTES ★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ke Notes and Fake Currency PSD Templates for €10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ke Notes and Fake Currency PSD Templates for $2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Making Money: The Story of a Master Counterfeiter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00 $ on alphabay !! - 98 % Double Your Bitcoins in ONE Day ! GUARANTEED! $7000+ in 20 TWENTY MINUTES [BITCOINTHIEF]</text:p>
          </table:table-cell>
          <table:table-cell office:value-type="string" calcext:value-type="string">
            <text:p>Cryptocurrency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Earn $1 in Bitcoin a Day on 100% Auto-Pilot ★★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ning Tutori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-- Double Your Bitcoins x180% in 2 month Ultimate Guide PLUS TUTORIALS --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agazine vol. 1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hods to getting bitcoins without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BITCOIN MONEY MAK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The Government Doesn't Want You To Know Abou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racadabra Bitcoin Method | 30-150$ dai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Z BITCOIN ||--MAKE $50+ A DAY--|| REFUND GUARANTEE || EASY TO DO ||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Double Your Bitcoins In One Day ULTIMATE GUIDE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6 MAKING BITCOINS METHOD - <text:s/>100% WORK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count localbitcoins.com (confirmation) NON HACK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Money Got Free Bitcoin &amp; the Fight for the Futu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.2875 BITCOIN a Day on the DEEP WEB!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Ethereum Cryptocurrencies and Profiting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Ethereum The Ultimat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<text:s/>SCREENSHOT PROOF <text:s/>MAKE A MILLION TRADING ALT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s in ONE Day ! GUARANTEED! (2 in 1) $7000+ in 20 TWENTY MINUTE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DoSers Software Megapack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oretical and Experimental Methods for Defending Against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Registry Forensics 2nd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BI HACKING AND FORENSIC TOOLKIT HACK INTO PHONE</text:p>
          </table:table-cell>
          <table:table-cell office:value-type="string" calcext:value-type="string">
            <text:p>Digital Forensic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Androi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Forensics The Primer for Getting Started in Digital Forensics 2nd edition 2015</text:p>
          </table:table-cell>
          <table:table-cell office:value-type="string" calcext:value-type="string">
            <text:p>Digital Forensic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with Open Source Tools 2011</text:p>
          </table:table-cell>
          <table:table-cell office:value-type="string" calcext:value-type="string">
            <text:p>Digital Forensic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Mobil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Triage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-Ways Forensics Practitioner's Guide 2014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ython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Network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rating System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Data Forensics Learning Hadoop Investigations 2015</text:p>
          </table:table-cell>
          <table:table-cell office:value-type="string" calcext:value-type="string">
            <text:p>Digital Forensic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Digital Forensic Readiness 2016</text:p>
          </table:table-cell>
          <table:table-cell office:value-type="string" calcext:value-type="string">
            <text:p>Digital Forensic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Computer Forensics and Investigations 5th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for Network Internet and Cloud Computing 2010</text:p>
          </table:table-cell>
          <table:table-cell office:value-type="string" calcext:value-type="string">
            <text:p>Digital Forensic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erving Electronic Evidence for Trial 2016</text:p>
          </table:table-cell>
          <table:table-cell office:value-type="string" calcext:value-type="string">
            <text:p>Digital Forensic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ident Response and Computer Forensics 3rd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Forensics Investigation Analysis and Mobile Security for Google Android 2011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NSA HACKING - FORENSIC TOOLKIT ★ + FREE BONUS 11 FBI FORENSIC TOOLS ★ BEST FORENSIC PACK on the Ma</text:p>
          </table:table-cell>
          <table:table-cell office:value-type="string" calcext:value-type="string">
            <text:p>Digital Forensic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twork Forensics Tracking Hackers through Cyberspace 2012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Windows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Forensics A Workbench 2014</text:p>
          </table:table-cell>
          <table:table-cell office:value-type="string" calcext:value-type="string">
            <text:p>Digital Forensic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Forensics with Python and Shell Scripting 2015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Forensics Field Guide for Linux Systems Digital Forensics Field Guides 2014</text:p>
          </table:table-cell>
          <table:table-cell office:value-type="string" calcext:value-type="string">
            <text:p>Digital Forensic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Processing and Procedures 2013</text:p>
          </table:table-cell>
          <table:table-cell office:value-type="string" calcext:value-type="string">
            <text:p>Digital Forensic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Forensic Analysis Toolkit 4th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FP Certified Cyber Forensics Professional All in One Exam 2015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oud Storag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Incident Response and Forensics Team Management 2014</text:p>
          </table:table-cell>
          <table:table-cell office:value-type="string" calcext:value-type="string">
            <text:p>Digital Forensic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igital Forensic Investigations of Cloud 2017</text:p>
          </table:table-cell>
          <table:table-cell office:value-type="string" calcext:value-type="string">
            <text:p>Digital Forensic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BI Book Of Forensics</text:p>
          </table:table-cell>
          <table:table-cell office:value-type="string" calcext:value-type="string">
            <text:p>Digital Forensic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rensic Pack + Freebies!</text:p>
          </table:table-cell>
          <table:table-cell office:value-type="string" calcext:value-type="string">
            <text:p>Digital Forensic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efeat Advanced Malware New Tools for Protection an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hone and iOS Forensics 2011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twork Forensics 2017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Forensic Imaging Securing Digital Evidence with Linux</text:p>
          </table:table-cell>
          <table:table-cell office:value-type="string" calcext:value-type="string">
            <text:p>Digital Forensic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fied Communications Forensics Anatomy of Common UC Attack</text:p>
          </table:table-cell>
          <table:table-cell office:value-type="string" calcext:value-type="string">
            <text:p>Digital Forensic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fied Communications Forensics Anatomy of Common UC Attacks 2014</text:p>
          </table:table-cell>
          <table:table-cell office:value-type="string" calcext:value-type="string">
            <text:p>Digital Forensic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ization and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esse Venturas Marijuana Manifesto 2016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Chemistry: Genetics, Processing, Potency 2nd Edition</text:p>
          </table:table-cell>
          <table:table-cell office:value-type="string" calcext:value-type="string">
            <text:p>Drugs – Genera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High: Marijuana through the Ag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Alchemy: The Art of Modern Hashmaking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of Abuse in the Future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HOW TO SUCCESSFULLY PASS A DRUG TEST ★★★</text:p>
          </table:table-cell>
          <table:table-cell office:value-type="string" calcext:value-type="string">
            <text:p>Drugs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 (1976) - Big D. Unlimited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SYCHEDELIC EXPLORER'S GUIDE - James Fadiman PH.D [PDF] instant auto-delivery LSD DMT PSILOCYBIN</text:p>
          </table:table-cell>
          <table:table-cell office:value-type="string" calcext:value-type="string">
            <text:p>Drugs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 Mushrooms Around the World: A Scientific Journey Across Cultures and Time - The Case for Challenging Research and Value Systems</text:p>
          </table:table-cell>
          <table:table-cell office:value-type="string" calcext:value-type="string">
            <text:p>Drugs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: The Complete Social History of LSD: The CIA, the Sixties, and Beyond</text:p>
          </table:table-cell>
          <table:table-cell office:value-type="string" calcext:value-type="string">
            <text:p>Drugs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101: Professor Lee's Introduction to Growing Grade A Bud</text:p>
          </table:table-cell>
          <table:table-cell office:value-type="string" calcext:value-type="string">
            <text:p>Drugs – Gener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es: Overview &amp; Reference Guide for Professionals</text:p>
          </table:table-cell>
          <table:table-cell office:value-type="string" calcext:value-type="string">
            <text:p>Drugs – Gener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.The Complete Social History of LSD_ The CIA, The Sixties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ahuasca Analoge-Ott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Business: How to Open and Successfully Run a Marijuana Dispensary and Grow Facility</text:p>
          </table:table-cell>
          <table:table-cell office:value-type="string" calcext:value-type="string">
            <text:p>Drugs – Gener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rendiendo de las drogas[mdma, opio, hongos, cannabis, cocaina, cafe, alcohol]-Escohotado (buy 1 ge</text:p>
          </table:table-cell>
          <table:table-cell office:value-type="string" calcext:value-type="string">
            <text:p>Drugs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hemical Love Story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Smoker's Guidebook: The Easy Way to Identify and Enjoy Marijuana Strains</text:p>
          </table:table-cell>
          <table:table-cell office:value-type="string" calcext:value-type="string">
            <text:p>Drugs – Gener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: The Spirit Molecule: A Doctor's Revolutionary Research into the Biology of Near-Death and Mystical Experiences</text:p>
          </table:table-cell>
          <table:table-cell office:value-type="string" calcext:value-type="string">
            <text:p>Drugs – Gener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- Complete Fbi Blotter Microgram Analysis Manual (1987)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, my Problem Child (with pics)-Hofmann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addiction, and the brain [2014]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: The Complete Social History of LSD</text:p>
          </table:table-cell>
          <table:table-cell office:value-type="string" calcext:value-type="string">
            <text:p>Drugs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: The Complete Social History of LSD: The CIA, th</text:p>
          </table:table-cell>
          <table:table-cell office:value-type="string" calcext:value-type="string">
            <text:p>Drugs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Dealing Drugs</text:p>
          </table:table-cell>
          <table:table-cell office:value-type="string" calcext:value-type="string">
            <text:p>Drugs – Genera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High Marijuana through the Ages 2016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llucinogenic Plants - A Golden Guid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llucinogens and Cultur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llucinogens And Shamanism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Import Wine !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CCESSFULLY PASS A DRUG TEST</text:p>
          </table:table-cell>
          <table:table-cell office:value-type="string" calcext:value-type="string">
            <text:p>Drugs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yote and Mescaline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yote and other Psychoactive Cacti</text:p>
          </table:table-cell>
          <table:table-cell office:value-type="string" calcext:value-type="string">
            <text:p>Drugs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vinorin: The Psychedelic Essence of Salvia Divinorum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ncyclopedia of Addictive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Official High Times Cannabis Cookbook</text:p>
          </table:table-cell>
          <table:table-cell office:value-type="string" calcext:value-type="string">
            <text:p>Drugs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silocybin Mushroom Image Guide</text:p>
          </table:table-cell>
          <table:table-cell office:value-type="string" calcext:value-type="string">
            <text:p>Drugs – Gener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silocybin Solution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ed The User's Guide 2016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er Makes Everything Better</text:p>
          </table:table-cell>
          <table:table-cell office:value-type="string" calcext:value-type="string">
            <text:p>Drugs – Gener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L DRUGS <text:s/>+ BONUS !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ahuasca Cookbook Almost Fre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SY HOW TO MAKE MDMA AT HOME GUIDE WITH PICS</text:p>
          </table:table-cell>
          <table:table-cell office:value-type="string" calcext:value-type="string">
            <text:p>Drugs – Productio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 Mushroom Grower's Guide</text:p>
          </table:table-cell>
          <table:table-cell office:value-type="string" calcext:value-type="string">
            <text:p>Drugs – Produ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hole Drug Manufacturer's Catalo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tto Snow collection Amphetamine syntheses etc.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 Advanced Laboratory Manual Of Organic Chemistry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100 COOKBOOKS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oset Culture Cannabis Growing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Secrets of Methamphetamine Manufacture 8th Ed.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Growing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 Extraction Guide</text:p>
          </table:table-cell>
          <table:table-cell office:value-type="string" calcext:value-type="string">
            <text:p>Drugs – Producti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phadic_Acid_Anhydrides_-_GB_Patent_0299342</text:p>
          </table:table-cell>
          <table:table-cell office:value-type="string" calcext:value-type="string">
            <text:p>Drugs – Produc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mphetamine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Marijuana For Dummies</text:p>
          </table:table-cell>
          <table:table-cell office:value-type="string" calcext:value-type="string">
            <text:p>Drugs – Producti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MDMA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The Great BIG Narcotics Cookbook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king with Cannabis: Delicious Recipes for Edibles and Everyday Favorites</text:p>
          </table:table-cell>
          <table:table-cell office:value-type="string" calcext:value-type="string">
            <text:p>Drugs – Produ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 Marijuana Now!: An Introductory, Step-by-Step Guide to Growing Cannabis</text:p>
          </table:table-cell>
          <table:table-cell office:value-type="string" calcext:value-type="string">
            <text:p>Drugs – Production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Cheap Drugs at Home (Guide for 17 Most Popular Drugs)</text:p>
          </table:table-cell>
          <table:table-cell office:value-type="string" calcext:value-type="string">
            <text:p>Drugs – Productio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MA Synthes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Pro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GHB [Open Drugs] GHB Manual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Growing Marijuana [DW013]</text:p>
          </table:table-cell>
          <table:table-cell office:value-type="string" calcext:value-type="string">
            <text:p>Drugs – Productio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leg Your Own Moonshine At Home [DW014]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ewers' Recipes - Beers, Wines &amp; Spirits</text:p>
          </table:table-cell>
          <table:table-cell office:value-type="string" calcext:value-type="string">
            <text:p>Drugs – Produ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ndestine Psychedelic &amp; Amphetamine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Money Growing Mushrooms Easily [DW012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oor Mushroom Growing Technique For Boil A Bag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 (Instant Download)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eginner's Guide to Making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tal-Synthesis-II (How To Make Ecstasy)</text:p>
          </table:table-cell>
          <table:table-cell office:value-type="string" calcext:value-type="string">
            <text:p>Drugs – Producti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Secrets of Methamphetamine Manufacture 8th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's Secrets of Methamphetamine Manufacture 8th ed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DO IT YOURSELF GUIDE PACK 700+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al The First Deadly Blow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veryday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ctionary of Deities and Demons in the Bible, Second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Started With Raspberry Pi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sorption_of_nitrous_gas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ucifer Rising British Intelligence and the Occult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Photography For Dummies 8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suasion Equation The Subtle Science of Getting Your Way 2015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gleton, Terry (Why Marx was Right)</text:p>
          </table:table-cell>
          <table:table-cell office:value-type="string" calcext:value-type="string">
            <text:p>eBooks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tual Funds For Dummies 7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25 Greatest Science Books of All Time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ising Witch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is Enlargement Exercise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Women Laugh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tar Theory For Dummies 2013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versally Preferable Behavior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rardi, Franco (The Soul At Work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The Consumer Society.Myths and Structures)</text:p>
          </table:table-cell>
          <table:table-cell office:value-type="string" calcext:value-type="string">
            <text:p>eBooks – 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Do I Do That in Photoshop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For they know not what they do)</text:p>
          </table:table-cell>
          <table:table-cell office:value-type="string" calcext:value-type="string">
            <text:p>eBooks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ichard Jean Lane, Baudrillard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ile Mind Set Making Agile Processes Work 2015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jesty of Vue.js 2016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ongevity Book The Science of Aging, the Biology of Strength, and the Privilege of Time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For a critique of the political economy of the sign)</text:p>
          </table:table-cell>
          <table:table-cell office:value-type="string" calcext:value-type="string">
            <text:p>eBooks – Oth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- BOMBS, GUN POUDER, DRUGS, and all sort of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11 Synthetic Terror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dow Wars The Secret Struggle for the Middle East 2016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ynich manuscript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</text:p>
          </table:table-cell>
          <table:table-cell office:value-type="string" calcext:value-type="string">
            <text:p>eBooks – Other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tars The Definitive Visual Guide 2016</text:p>
          </table:table-cell>
          <table:table-cell office:value-type="string" calcext:value-type="string">
            <text:p>eBooks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iots Guides Zen Doodling 2015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unist manifesto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riting for Interaction Crafting the Information Experience 2013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Selected Writings)</text:p>
          </table:table-cell>
          <table:table-cell office:value-type="string" calcext:value-type="string">
            <text:p>eBooks – Oth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thics of Influence Government in the Age of Behavioral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Muscle Exercises Encyclopedia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iots Guides 3D Printing 2015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eBooks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naging for People Who Hate Managing 2012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t Your Inner Alpha Loose 2015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vid Lane (88 precepts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steading The Complete Guide to Self Sufficiency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 office:value-type="string" calcext:value-type="string">
            <text:p>eBooks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The Spirit of Terrorism)</text:p>
          </table:table-cell>
          <table:table-cell office:value-type="string" calcext:value-type="string">
            <text:p>eBooks – 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Classic Books</text:p>
          </table:table-cell>
          <table:table-cell office:value-type="string" calcext:value-type="string">
            <text:p>eBooks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lide Customizable Image Loading on Android 2016</text:p>
          </table:table-cell>
          <table:table-cell office:value-type="string" calcext:value-type="string">
            <text:p>eBooks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Condition of the Working Class in England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r Futures Life after Capitalism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narchist Cookbook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1-04-20-politische-biographie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History 2016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hael Hardt and Antonio Negri, Empire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Anarch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orn in Secret Freemasonry and the Knights Templar 2013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ic Theory For Dummies 3rd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The Plague of Fantasies)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wo Nations Indivisible A History of Inequality in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 BOOK 4 (2017)</text:p>
          </table:table-cell>
          <table:table-cell office:value-type="string" calcext:value-type="string">
            <text:p>Weaponry &amp; Explosiv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 office:value-type="string" calcext:value-type="string">
            <text:p>Transportation/Steal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CHQ Puzzl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Prepper's Handbook Everything You Need to Know to Prepare Yourself for the Worst 2015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speak Language to Deceive You 2016</text:p>
          </table:table-cell>
          <table:table-cell office:value-type="string" calcext:value-type="string">
            <text:p>eBooks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pont Blasters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-leo-frank-case-watsons-magazine-january-1915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Getting Rich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nd of Science Facing the Limits of Knowledge 2015</text:p>
          </table:table-cell>
          <table:table-cell office:value-type="string" calcext:value-type="string">
            <text:p>eBooks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iots Guides Raspberry Pi 2015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cel Cabl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 Course Strategies for Creating Success in College 8th ed 2016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ccumulation of Freedom Writings on Anarchist Economics 2012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Ancient America Archaeoastronomy and the Legacy 2015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lots Against Hitler 2016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n of the Code Living as a Superior Man 2015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C Lathe Machining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lia Kristeva, The Sense and Non sense of Revolt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Deception 2003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Socialism Utopian and Scientific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x Magica: Secret Signs, Mysterious Symbols, and Hidden Codes of the Illuminati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ovi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Dialectics of Nature part</text:p>
          </table:table-cell>
          <table:table-cell office:value-type="string" calcext:value-type="string">
            <text:p>eBooks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sorbent Material GB Patent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 Data Driven Business 2015</text:p>
          </table:table-cell>
          <table:table-cell office:value-type="string" calcext:value-type="string">
            <text:p>eBooks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aight to Hell True Tales of Deviance Debauchery 2015</text:p>
          </table:table-cell>
          <table:table-cell office:value-type="string" calcext:value-type="string">
            <text:p>eBooks – Oth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unists like u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hael Hardt, Common Wealth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TEXTBOOKS: Accounting Economics Finance Management &amp; Marketing</text:p>
          </table:table-cell>
          <table:table-cell office:value-type="string" calcext:value-type="string">
            <text:p>eBooks – Other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Simulacra and Simulation)</text:p>
          </table:table-cell>
          <table:table-cell office:value-type="string" calcext:value-type="string">
            <text:p>eBooks – 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x Articles from the German French Yearbooks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ersuade People Who Don't Want to be Persuaded: Get What You Want Every Time!</text:p>
          </table:table-cell>
          <table:table-cell office:value-type="string" calcext:value-type="string">
            <text:p>eBooks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eling Freedom Exposing the Mad War on Energy 2016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ts Lies and the Caliphate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steels-Bruno-Post-Maoism-Badiou-and-Politics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sorbent_Material_-_GB_Patent_0506929. pdf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keeping Kit For Dummies 2012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 (The Mirror of Production)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iou, Alain, The Communist Hypothesis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58 Sexual Ebooks Pack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lan ACT Premier 2016 with 8 Practice Tests 2015</text:p>
          </table:table-cell>
          <table:table-cell office:value-type="string" calcext:value-type="string">
            <text:p>eBooks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rrida, Jacques (Specters of Marx)</text:p>
          </table:table-cell>
          <table:table-cell office:value-type="string" calcext:value-type="string">
            <text:p>eBooks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The Origin of the Family Private Property and the Stat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az david (Libertarianism Primer)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eath and Knife - Adult Furry Comic - M/M Gay Incest Brothers - wolf boy Yaoi English full color CU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ainst the God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ndard Catalog of Winchester Firearms 3rd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esuit Science and the End of Natures Secrets 2015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olve Almost Any Sexual Problem The Easy Way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odern Alpha Male 2014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 Book of Lie Detection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eman, John (One World Dictatorship)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nquest of Bread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Reasons We’re Glad To Be Men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ian Books - Cards and Other Tricks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ting Metal Parts By Harold Hoffman (Action Book Publishers)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fining Design For Business 2013</text:p>
          </table:table-cell>
          <table:table-cell office:value-type="string" calcext:value-type="string">
            <text:p>eBooks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600 iBooks for iPhone &amp; iPad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park in the Machine The Science of Acupuncture 2014</text:p>
          </table:table-cell>
          <table:table-cell office:value-type="string" calcext:value-type="string">
            <text:p>eBooks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ory Econometrics A Modern Approach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s On Mobile App Testing A Guide for Mobile Testers 2015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l Time Relationships The Logic of Lov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Financial Crisis of Our Tim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les, The Peasant Question in France and Germany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eBooks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 Truth The Tyranny of Illusion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Wiccan Bibl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ors, All the, THE IDEA OF COMMUNISM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x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men on Top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eak and Write German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nzimonium How Scam Artists Are Ripping Off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Illegal Collection Of Banned Books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rrida, Jacques (Deconstruction and the Possibility of Justice)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thusser, Louis For Marx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In Defense of Lost Causes)</text:p>
          </table:table-cell>
          <table:table-cell office:value-type="string" calcext:value-type="string">
            <text:p>eBooks – 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(Not) to Achive Freedom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ile Consultant Guiding Clients to Enterprise Agility 2016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rite Way to Succeed</text:p>
          </table:table-cell>
          <table:table-cell office:value-type="string" calcext:value-type="string">
            <text:p>eBooks – 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ial Engineering The Art of Human Hacking (ebook)</text:p>
          </table:table-cell>
          <table:table-cell office:value-type="string" calcext:value-type="string">
            <text:p>eBooks – Oth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x Articles from the Labour Standard</text:p>
          </table:table-cell>
          <table:table-cell office:value-type="string" calcext:value-type="string">
            <text:p>eBooks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Anti Duhring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anama Papers Breaking th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ill Sharpening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Nazis and the Occult 1989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Worlds and Criminality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o the Lions Mouth The True Story of Dusko Popov 2016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questions about fascism oswald mosley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ide Story Politics Intrigue and Treachery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Living in the End of Times)</text:p>
          </table:table-cell>
          <table:table-cell office:value-type="string" calcext:value-type="string">
            <text:p>eBooks – 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ISIS Hostage One Mans Tru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ggs-Carl-Marxism-Prefigurative-Communism-and-Problem-Workers-Control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Synopsis of Capital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tiaV5R7 Prismatic Machining Book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gue Heroes The History of the SAS 2016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etallurgy Of Antimon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ow Me How: 500 Things You Should Know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tough question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 Course The Greatest Collection Of Riddles and Brain Teasers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juring Hitler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ENCYCLOPEDIA OF ANCIENT AND FORBIDDEN SECRETS 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Moneyz eBook || $70 – $100 Daily ♕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1 Digital Affiliate Hacks, eBook, PDF</text:p>
          </table:table-cell>
          <table:table-cell office:value-type="string" calcext:value-type="string">
            <text:p>eBooks – 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omsky Language Mind and Politics 2nd edition 2013</text:p>
          </table:table-cell>
          <table:table-cell office:value-type="string" calcext:value-type="string">
            <text:p>eBooks – Other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omsky on Anarchism 2005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 I Need to See the Doctor: The Home-Treatment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-It-Yourself For Dummies Collection (Essential Ebooks)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 Adams Collection [DW008]</text:p>
          </table:table-cell>
          <table:table-cell office:value-type="string" calcext:value-type="string">
            <text:p>eBooks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eme Self Defence - 129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le Encyclopedia of Alternative Medicine 4 Volume Set 4th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le Encyclopedia of Medicine 9 Volume Set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iant Collection of UFO eBooks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iant Collection of UFO eBooks Volume 2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t Ink? Tattoo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for rebels and outlaws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of Poisonous and Injurious Plants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rry Potter - Complete Collection - 7 Books</text:p>
          </table:table-cell>
          <table:table-cell office:value-type="string" calcext:value-type="string">
            <text:p>eBooks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rry Potter Audio Books 1-7 - Read by Stephen Fry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althy Shoulder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den History An Encyclopedia of Modern Crimes Conspiracies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 Repair Handbook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GE Ebook Pack About Monetizing ONLINE (550+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YPNOSIS PERSUASION PACK 14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egal 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EGAL COLLECTION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nting the Future Postcapitalism and a World without Work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Commodities For Dummies 2016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Dividends For Dummies Portable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SIS Exposed Beheadings Slavery and the Hellish Reality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SIS Inside the Army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SIS The State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ma Sutra - Classic Lovemaking Techniques Reinterpreted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ma Sutra: The Ancient Indian Handbook of Love Making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KED - CIA Book of Dirty Tricks [DW015]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roeconomics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roeconomics 9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roeconomics For Dummies UK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Money Online eBook Mega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8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9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Principles Problems and Policies 20th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Theory and Applications with Calculus 4e 2017</text:p>
          </table:table-cell>
          <table:table-cell office:value-type="string" calcext:value-type="string">
            <text:p>eBooks – 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am Chomsky Collection [DW007]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los Encyclopedia of Everyday Law 10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xford Medical Handbooks (14 books)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UTODESK 3ds Max AutoCAD InfraWorks Inventor Maya Revit Smoke</text:p>
          </table:table-cell>
          <table:table-cell office:value-type="string" calcext:value-type="string">
            <text:p>eBooks – Technical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ISCO Certification Guides (CCDA CCDE CCENT CCIE CCNA CCNP)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RYPTOGRAPHY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INFOSEC, PRIVACY and SECURITY</text:p>
          </table:table-cell>
          <table:table-cell office:value-type="string" calcext:value-type="string">
            <text:p>eBooks – Technical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PENETRATION TESTING (Pentesting) &amp; METASPLOIT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CRYPTOGRAPHY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BIG DATA, Data Analytics and Data Mining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RYPTOGRAPHY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yStation Network Cards Duplication eBook (Private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cket Sex Guide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fit Fit For A king Never Buy Another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bel Book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 Society - John Dee - The Rosiecrucian Secrets [DW009]</text:p>
          </table:table-cell>
          <table:table-cell office:value-type="string" calcext:value-type="string">
            <text:p>eBooks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nnara - The Complete Collection (21 Books)</text:p>
          </table:table-cell>
          <table:table-cell office:value-type="string" calcext:value-type="string">
            <text:p>eBooks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hicago Food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Works of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nfessions of Aleister Crowley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a Vinci Code by Dan Brown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ndy Astronomy Answer Book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ord of the Ring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otto Black Book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fia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mmoth Book of Conspiracies 2012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mmoth Book of Cover-Ups 2008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tar Trek Encyclopedia: Updated and Expanded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nk and Grow Rich</text:p>
          </table:table-cell>
          <table:table-cell office:value-type="string" calcext:value-type="string">
            <text:p>eBooks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nk and Grow Rich – Premium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 office:value-type="string" calcext:value-type="string">
            <text:p>eBooks – 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 office:value-type="string" calcext:value-type="string">
            <text:p>eBooks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Networking Privacy &amp; Security in iOS 9 2015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ty and Privacy in Internet of Things IoTs 2016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dator Empire Drone Warfare and Full Spectrum Dominance 2016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lete Guide into learning Photoshop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OS Sierra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tect Your Digital Life The Online Security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10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eloper Testing Building Quality into Softwa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 for Everyone Advanced Analytics and Graphics 2014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3 for Web Designers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walls Dont Stop Dragons A Step by Step Guide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quirements Writing for System Engineer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 SQL Server Always On Availability Groups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and MySQL Web Development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ficial ISC2 Guide to the CISSP-ISSMP CBK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ng SQL Server DBAs Defending the Datab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oubleshooting with the Windows Sysinternals Tool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for Secret Agen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supervised Deep Learning in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ones Teach an Arduino to Fly 2016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ourmet iOS Developers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services Flexible Software Architectu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sh Course for the GMAT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Absolut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real Engine 4 Scripting with C plus plus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 to Code with C sharp 2016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jQuery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2D Game Development with Un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ompTIA Cert Guides A+ Cloud Essentials Linux+ Mobility+ Network+ Security+ Serve</text:p>
          </table:table-cell>
          <table:table-cell office:value-type="string" calcext:value-type="string">
            <text:p>eBooks – Technica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code 6 Start to Finish iOS and OS X Development 2015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dictive Analytics The Power to Predict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for Beginners in easy steps Basic Programming for All Age</text:p>
          </table:table-cell>
          <table:table-cell office:value-type="string" calcext:value-type="string">
            <text:p>eBooks – Technical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pture One Pro 9 2016</text:p>
          </table:table-cell>
          <table:table-cell office:value-type="string" calcext:value-type="string">
            <text:p>eBooks – Techn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Networking and Security in iOS 8 2015</text:p>
          </table:table-cell>
          <table:table-cell office:value-type="string" calcext:value-type="string">
            <text:p>eBooks – Technic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BIG DATA, Data Analytics and Data Mining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esign Type Professional Typograph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adata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Ops A Software Architects Perspective 2015</text:p>
          </table:table-cell>
          <table:table-cell office:value-type="string" calcext:value-type="string">
            <text:p>eBooks – Techn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UTODESK 3ds Max AutoCAD InfraWorks Inventor Maya Revit Smoke</text:p>
          </table:table-cell>
          <table:table-cell office:value-type="string" calcext:value-type="string">
            <text:p>eBooks – Technical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Programming in Python An Interdisciplinary 2015</text:p>
          </table:table-cell>
          <table:table-cell office:value-type="string" calcext:value-type="string">
            <text:p>eBooks – Technica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Control of the Mac Command Line with Terminal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Penetration Testing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ft From Two to Three 2016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Dreamweaver Guide - Full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urs To Hack and To Own The Rise of Platform Cooperativism 2016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Security Fundament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Cybersecur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Penetration Testing for Developers 2016</text:p>
          </table:table-cell>
          <table:table-cell office:value-type="string" calcext:value-type="string">
            <text:p>eBooks – Technic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FA Program Curriculum 2017 Level III Volumes 1 to 6 2016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Official ISC2 Guide to the CCSP CB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talian All in One For Dummies 2013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Network Hacks Attack and Defense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ils Angular Postgres and Bootstrap 2nd ed.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Perl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ffective Ruby 48 Specific Ways to Write Better Ruby 2014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 Wrangling with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ty in Fixed and Wireless Network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n Delphi 2014</text:p>
          </table:table-cell>
          <table:table-cell office:value-type="string" calcext:value-type="string">
            <text:p>eBooks – Techn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 MATLAB for Engineers and Scientists 6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 Unleash Machine Learning Techniques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grating to Swift from Flash and ActionScript 2016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eloping Essbase Applications 2015</text:p>
          </table:table-cell>
          <table:table-cell office:value-type="string" calcext:value-type="string">
            <text:p>eBooks – Techn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t Driving JavaScript Applic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Control of OS X Server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Programming for Android Developers For Dummies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base Modeling and Design Logical Design 5th edition 2011</text:p>
          </table:table-cell>
          <table:table-cell office:value-type="string" calcext:value-type="string">
            <text:p>eBooks – Technic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201 Intermediate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CP Systems Security Certified Practitioner All-in-One Exam Guid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Mobile Apps in Seven Weeks 2016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TEXTBOOKS: Accounting Economics Finance Management &amp; Marketing</text:p>
          </table:table-cell>
          <table:table-cell office:value-type="string" calcext:value-type="string">
            <text:p>eBooks – Technic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Augmented Real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Learn Python in 24 Hours or Less 2016</text:p>
          </table:table-cell>
          <table:table-cell office:value-type="string" calcext:value-type="string">
            <text:p>eBooks – Technica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st Data Processing with Spark 2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erra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ompTIA Cert Guides A+ Cloud Essentials Linux+ Mobility+ Network+ Security+ Server</text:p>
          </table:table-cell>
          <table:table-cell office:value-type="string" calcext:value-type="string">
            <text:p>eBooks – Technica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for Secret Agent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n RPG with Unity 5.x 2016</text:p>
          </table:table-cell>
          <table:table-cell office:value-type="string" calcext:value-type="string">
            <text:p>eBooks – Technic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ecurity and Network Forensics 2011</text:p>
          </table:table-cell>
          <table:table-cell office:value-type="string" calcext:value-type="string">
            <text:p>eBooks – Technica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ategic Analytics and SAS Using Aggregate Data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asso Easy Image Loading on Android 2016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MASTER JAVASCRIPT ⟁ (͠≖ ͜ʖ͠≖)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INFOSEC, PRIVACY and SECURITY</text:p>
          </table:table-cell>
          <table:table-cell office:value-type="string" calcext:value-type="string">
            <text:p>eBooks – Technical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rumban Revolution Getting the Most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DIY Drone and Quadcopter Proj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Application Express Administration For DBAs &amp; Developers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ISCO Certification Guides (CCDA CCDE CCENT CCIE CCNA CCNP)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nux Command Line Beginner's Guide</text:p>
          </table:table-cell>
          <table:table-cell office:value-type="string" calcext:value-type="string">
            <text:p>eBooks – Techn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ectronics For Kids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Passive Network Mapping P2NMAP 2015</text:p>
          </table:table-cell>
          <table:table-cell office:value-type="string" calcext:value-type="string">
            <text:p>eBooks – Technica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Ops for Web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Control of Upgrading to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grating Front end Components with Web Applications 2014</text:p>
          </table:table-cell>
          <table:table-cell office:value-type="string" calcext:value-type="string">
            <text:p>eBooks – Technic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CP ISC2 Systems Security Certified Practitioner Official Study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Language Explor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 office:value-type="string" calcext:value-type="string">
            <text:p>eBooks – Technic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ccessful Analytics Managing Google Analytics 2015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Elixir 1.3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uides---32 Items</text:p>
          </table:table-cell>
          <table:table-cell office:value-type="string" calcext:value-type="string">
            <text:p>eBooks – Technic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Android Programming with Android Studio 4th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hone For Dummies 10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untu Unleashed 2017</text:p>
          </table:table-cell>
          <table:table-cell office:value-type="string" calcext:value-type="string">
            <text:p>eBooks – Techn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Robotic Projec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gression Analysis Microsoft Excel 2016</text:p>
          </table:table-cell>
          <table:table-cell office:value-type="string" calcext:value-type="string">
            <text:p>eBooks – Technic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VISUALLY macOS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iOS 10 early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istory of Cyber Security Attacks 1980 to Pres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Analytics with R and Tableau 2017</text:p>
          </table:table-cell>
          <table:table-cell office:value-type="string" calcext:value-type="string">
            <text:p>eBooks – Technic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Analytics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A Comprehensiv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and FPGAs in Electronic Circuits 2017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BLINK Bluepri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for Beginners Essential Skills Every Maker Need 2014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Leonardo and Arduino Micro A Hands-On Guide</text:p>
          </table:table-cell>
          <table:table-cell office:value-type="string" calcext:value-type="string">
            <text:p>eBooks – Technic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Music and Audio Projects 2015</text:p>
          </table:table-cell>
          <table:table-cell office:value-type="string" calcext:value-type="string">
            <text:p>eBooks – Techni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Project Handbook Volume 2 2017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Uno A Hands-On Guide for Beginner 2015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User Guide for Operating System Programming Projects</text:p>
          </table:table-cell>
          <table:table-cell office:value-type="string" calcext:value-type="string">
            <text:p>eBooks – Technical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M A32 Assembly Language 2017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3D Model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A Power Guide for Beginners and Intermediate</text:p>
          </table:table-cell>
          <table:table-cell office:value-type="string" calcext:value-type="string">
            <text:p>eBooks – Technica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and AutoCAD LT 2018 Essenti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Beginning and Intermediate 2017</text:p>
          </table:table-cell>
          <table:table-cell office:value-type="string" calcext:value-type="string">
            <text:p>eBooks – Technica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For Architectural Design 2017</text:p>
          </table:table-cell>
          <table:table-cell office:value-type="string" calcext:value-type="string">
            <text:p>eBooks – Technic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Electrical 2018 for Electrical Control Designers 9e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MEP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Plant 3D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Pocket Reference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3ds Max 2014 Bible 2014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AutoCAD 2018 and Inventor 2018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Inventor 2018 Basics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Inventor Professional 2018 for Designers 18e 2017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Maya 2016 A Comprehensive Guide 8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mated Security Analysis of Android and iOS Applications</text:p>
          </table:table-cell>
          <table:table-cell office:value-type="string" calcext:value-type="string">
            <text:p>eBooks – Technic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mated Security Analysis of Android and iOS Applications with Mobile Security Framework 2016</text:p>
          </table:table-cell>
          <table:table-cell office:value-type="string" calcext:value-type="string">
            <text:p>eBooks – Technica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Create Models With 3ds Max 2018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Create Models With 3ds Max 2018 CINEMA 4D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Create Models With CINEMA 4D R18 Studio</text:p>
          </table:table-cell>
          <table:table-cell office:value-type="string" calcext:value-type="string">
            <text:p>eBooks – Techn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Artificial Intelligence with the Raspberry Pi 2017</text:p>
          </table:table-cell>
          <table:table-cell office:value-type="string" calcext:value-type="string">
            <text:p>eBooks – Technical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ASP.NET for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Build and Release Management with TFS and VSTS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C plus plus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C# 6.0 Programming with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C++ Through Game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django CM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Hybrid Mobile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Ionic for iOS and Android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iPhone Development with Swift 2 Exploring the iOS</text:p>
          </table:table-cell>
          <table:table-cell office:value-type="string" calcext:value-type="string">
            <text:p>eBooks – Technical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ava A NetBeans IDE 8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ava Game Development with LibGDX 2015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S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Linux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Microsoft Kinect for Windows SDK 2.0 2017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Neo4j 2015</text:p>
          </table:table-cell>
          <table:table-cell office:value-type="string" calcext:value-type="string">
            <text:p>eBooks – Technic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Node.js 2014</text:p>
          </table:table-cell>
          <table:table-cell office:value-type="string" calcext:value-type="string">
            <text:p>eBooks – Technica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Oracle Application Express 5 2015</text:p>
          </table:table-cell>
          <table:table-cell office:value-type="string" calcext:value-type="string">
            <text:p>eBooks – Technic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Oracle Database 12c Administration 2nd ed. 2015</text:p>
          </table:table-cell>
          <table:table-cell office:value-type="string" calcext:value-type="string">
            <text:p>eBooks – Technical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erl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ixlr Editor Learn to Edit Digital Photos 2017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owerShell for SharePoint 2016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rogramming for DUMMIES 723 Pages</text:p>
          </table:table-cell>
          <table:table-cell office:value-type="string" calcext:value-type="string">
            <text:p>eBooks – Technica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rogramming with Java For Dummies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AP Fiori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cala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wift Games Development for iO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wif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the Linux Command Lin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Ubuntu for Windows and Mac User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Visual Basic 2015 2016</text:p>
          </table:table-cell>
          <table:table-cell office:value-type="string" calcext:value-type="string">
            <text:p>eBooks – Technic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Visual Basic A Computer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Visual C sharp A Computer Programming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Web Application Development with N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Windows Mixed Reality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tter PHP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strap 4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strap 4 Responsive Web Design 2016</text:p>
          </table:table-cell>
          <table:table-cell office:value-type="string" calcext:value-type="string">
            <text:p>eBooks – Technic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strap A SitePoint Anthology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 Home Security System with Arduino 2015</text:p>
          </table:table-cell>
          <table:table-cell office:value-type="string" calcext:value-type="string">
            <text:p>eBooks – Technica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 Web Application with PHP and MariaDB A Ref Guide</text:p>
          </table:table-cell>
          <table:table-cell office:value-type="string" calcext:value-type="string">
            <text:p>eBooks – Technic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From Theory to Practice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How to Program, Global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in a Nutshell 2nd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lus plus 17 STL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lus plus Programming From Problem Analysis Program Design</text:p>
          </table:table-cell>
          <table:table-cell office:value-type="string" calcext:value-type="string">
            <text:p>eBooks – Technica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rogramming Professional Made Eas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rogramming Success in a Da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Recipes A Problem Solution Approach 2017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7 and .NET Cor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7.0 Pocket Reference 2017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Become A Master In C sharp 2017</text:p>
          </table:table-cell>
          <table:table-cell office:value-type="string" calcext:value-type="string">
            <text:p>eBooks – Technic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Learn C sharp FAST The Ultimate Course 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Programming The No Nonsense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s of Enterprise Network Security InfoSec 2017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All-in-One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Basics A Quick and Easy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Formulas 2016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in Easy Steps 2015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Pivot Table Data Crunch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Power Programming with VBA 2016</text:p>
          </table:table-cell>
          <table:table-cell office:value-type="string" calcext:value-type="string">
            <text:p>eBooks – Technical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VBA and Macros 2016</text:p>
          </table:table-cell>
          <table:table-cell office:value-type="string" calcext:value-type="string">
            <text:p>eBooks – Techn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Macros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Shortcuts The 100 Top Best Powerful Excel Keyboard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VBA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Started with Arduino Wiring for Windows 10 IoT Core</text:p>
          </table:table-cell>
          <table:table-cell office:value-type="string" calcext:value-type="string">
            <text:p>eBooks – Technic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ML, XHTML and CSS For Dummies</text:p>
          </table:table-cell>
          <table:table-cell office:value-type="string" calcext:value-type="string">
            <text:p>eBooks – Technic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ML5 and CSS3 For Beginners Your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3 Internet and Computing Core Certification Computing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3 Internet and Computing Core Certification Key App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Azure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Cisco UCS Solution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DevOps with Microsoft Azure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VMware Horizon 7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Computer and Network Security 2014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Modern Cryptography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Programming in Java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Programming with C plus plus 3e 2014</text:p>
          </table:table-cell>
          <table:table-cell office:value-type="string" calcext:value-type="string">
            <text:p>eBooks – Technica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React 2015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ocial Media Investigation Hands-on Approach</text:p>
          </table:table-cell>
          <table:table-cell office:value-type="string" calcext:value-type="string">
            <text:p>eBooks – Technic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ocial Media Market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olid Modeling Using SOLIDWORKS 2017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Unre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US Cybersecurity Careers 2015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ory Ada Programming 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10 by Tutor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10 SDK Development Creating iPhone and iPad Apps</text:p>
          </table:table-cell>
          <table:table-cell office:value-type="string" calcext:value-type="string">
            <text:p>eBooks – Technic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9 Programming Fundamentals with Swif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9 Swift Programming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nimations by Tutori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pplication Development with OpenCV 3 2016</text:p>
          </table:table-cell>
          <table:table-cell office:value-type="string" calcext:value-type="string">
            <text:p>eBooks – Technic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pps with REST APIs Building Web-Driven Apps in Swift</text:p>
          </table:table-cell>
          <table:table-cell office:value-type="string" calcext:value-type="string">
            <text:p>eBooks – Technical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Code Testing TDD and BDD with Swift 2017</text:p>
          </table:table-cell>
          <table:table-cell office:value-type="string" calcext:value-type="string">
            <text:p>eBooks – Technica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eCommerce App Development with Pa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Programming The Big Nerd Ranch Guide 5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T Fundamentals Networking Technologies Protocols UseCases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ad and iPhone Tips and Tricks 6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Concurrency Cookboo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for Programm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Programming Bluepri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Programming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Recipes A Problem Solution Approach 3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Beginners Crash Course Java for Beginners Guide 2nd ed.</text:p>
          </table:table-cell>
          <table:table-cell office:value-type="string" calcext:value-type="string">
            <text:p>eBooks – Technic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Cookbook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Data Scienc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Deep Learning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Design Patterns A Tour of 23 Gang of 4 Design Patterns</text:p>
          </table:table-cell>
          <table:table-cell office:value-type="string" calcext:value-type="string">
            <text:p>eBooks – Technica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Homework Projects A NetBeans GUI Swing Programming Tut.</text:p>
          </table:table-cell>
          <table:table-cell office:value-type="string" calcext:value-type="string">
            <text:p>eBooks – Technical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Interview Guide How to Build Confidence With a Solid</text:p>
          </table:table-cell>
          <table:table-cell office:value-type="string" calcext:value-type="string">
            <text:p>eBooks – Technic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Programming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Threads and the Concurrency Utilit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and jQuery for Data Analysis &amp; Visualiza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Concepts 2017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Cookbook Programming the Web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Essentials for SAP ABAP Develop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Frameworks for Modern Web Dev 2015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Objec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Programming For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Projects for Kids 2016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QuickStart Guide The Simplified Beginners Guide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Unlocked 2015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: The Good PartsMay 2008 by Douglas Crockford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 Arduino Prototyping in 10 Days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 PHP in a Day The Ultimate Crash Cou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PHP, MySQL &amp; JavaScript , CSS &amp; HTML5</text:p>
          </table:table-cell>
          <table:table-cell office:value-type="string" calcext:value-type="string">
            <text:p>eBooks – Technica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Embedded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Essentials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Essential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Hardening in Hostile Networks Server Security earlyrel</text:p>
          </table:table-cell>
          <table:table-cell office:value-type="string" calcext:value-type="string">
            <text:p>eBooks – Technic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Malware Incident Response 2013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Networking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hrase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ocket Guide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owerful Server Administra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rogramming Building and Debugg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Shell Scripting Cookbook 3r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n E-commerce Site in a Weekend Using PHP 2015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HP 7 2017</text:p>
          </table:table-cell>
          <table:table-cell office:value-type="string" calcext:value-type="string">
            <text:p>eBooks – Technic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PHP and MySQL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GL Build High Performance Graphic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GL Programming Guide 9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Administration with Ansible 2016</text:p>
          </table:table-cell>
          <table:table-cell office:value-type="string" calcext:value-type="string">
            <text:p>eBooks – Technic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Cloud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Cloud Computing Cookbook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Cloud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Sahara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Application Express APEX Build Powerful Data Centric</text:p>
          </table:table-cell>
          <table:table-cell office:value-type="string" calcext:value-type="string">
            <text:p>eBooks – Technic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Business Intelligence Discoverer 11g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Certified Master Java EE Enterprise Architect Guide</text:p>
          </table:table-cell>
          <table:table-cell office:value-type="string" calcext:value-type="string">
            <text:p>eBooks – Technica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Certified Professional Java SE 8 Programmer 1Z0-809</text:p>
          </table:table-cell>
          <table:table-cell office:value-type="string" calcext:value-type="string">
            <text:p>eBooks – Technica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12c New Features 2014</text:p>
          </table:table-cell>
          <table:table-cell office:value-type="string" calcext:value-type="string">
            <text:p>eBooks – Technic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12c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12c Security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Problem Solving Troubleshooting Handbook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Enterprise Manager Cloud Control 12c Deep Dive 2013</text:p>
          </table:table-cell>
          <table:table-cell office:value-type="string" calcext:value-type="string">
            <text:p>eBooks – Technica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Fusion Applications Development Extensibility</text:p>
          </table:table-cell>
          <table:table-cell office:value-type="string" calcext:value-type="string">
            <text:p>eBooks – Technica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IaaS Quick Reference Guide to Cloud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Solaris and Veritas Cluster An Easy-build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SQL A Beginner's Tutorial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SQL Developer 2016</text:p>
          </table:table-cell>
          <table:table-cell office:value-type="string" calcext:value-type="string">
            <text:p>eBooks – Technic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WebLogic Server 12c Administration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7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Brilliance Advanced Coding Mojo 2016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Programming Master's Handbook A Beginner's True Guide</text:p>
          </table:table-cell>
          <table:table-cell office:value-type="string" calcext:value-type="string">
            <text:p>eBooks – Technic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Web Service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 PHP and jQuery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 The Internet of Things with Swift for iOS 2015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able Logic Controllers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5 Book Collection Complete User Guides 2017</text:p>
          </table:table-cell>
          <table:table-cell office:value-type="string" calcext:value-type="string">
            <text:p>eBooks – Technical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Basics Mastering the Art of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C++ Programming Languag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or Beginners Learn to C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or the Internet of Things Using Windows 10 IoT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undamentals in JavaScript 2017</text:p>
          </table:table-cell>
          <table:table-cell office:value-type="string" calcext:value-type="string">
            <text:p>eBooks – Technic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undamentals in Visual Basic 2017</text:p>
          </table:table-cell>
          <table:table-cell office:value-type="string" calcext:value-type="string">
            <text:p>eBooks – Technica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ames with Java A JFC Swing Tutorial 2015</text:p>
          </table:table-cell>
          <table:table-cell office:value-type="string" calcext:value-type="string">
            <text:p>eBooks – Technical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ames with Visual Basic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ames with Visual C sharp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Language Explorations</text:p>
          </table:table-cell>
          <table:table-cell office:value-type="string" calcext:value-type="string">
            <text:p>eBooks – Technical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Microsoft Dynamics NAV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ng PHP Apps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AngularJS for .NET Developers in 24 Hours</text:p>
          </table:table-cell>
          <table:table-cell office:value-type="string" calcext:value-type="string">
            <text:p>eBooks – Technic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Apache Spark in 24 Hours 2017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Bootstrap in 24 Hours 2016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Microsoft SQL Server T SQL in 10 Minutes 2e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Mod Development for Minecraft in 24 Hours 2e</text:p>
          </table:table-cell>
          <table:table-cell office:value-type="string" calcext:value-type="string">
            <text:p>eBooks – Technic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Swift in 24 Hour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T SQL in One Hour a Day 2016</text:p>
          </table:table-cell>
          <table:table-cell office:value-type="string" calcext:value-type="string">
            <text:p>eBooks – Technic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ing Yourself Linux The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duino Invento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nux Command Line 2nd edition 2013</text:p>
          </table:table-cell>
          <table:table-cell office:value-type="string" calcext:value-type="string">
            <text:p>eBooks – Technica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utodesk Revit 2018</text:p>
          </table:table-cell>
          <table:table-cell office:value-type="string" calcext:value-type="string">
            <text:p>eBooks – Technica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ackbone.js 2016</text:p>
          </table:table-cell>
          <table:table-cell office:value-type="string" calcext:value-type="string">
            <text:p>eBooks – Technic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ash 2017</text:p>
          </table:table-cell>
          <table:table-cell office:value-type="string" calcext:value-type="string">
            <text:p>eBooks – Technic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eph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Drupal 8 Views 2016</text:p>
          </table:table-cell>
          <table:table-cell office:value-type="string" calcext:value-type="string">
            <text:p>eBooks – Technic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Hibernate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Kubernetes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OpenLayers 3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ostGIS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ostgreSQL 9.6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edis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 office:value-type="string" calcext:value-type="string">
            <text:p>eBooks – Technic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ust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reshark</text:p>
          </table:table-cell>
          <table:table-cell office:value-type="string" calcext:value-type="string">
            <text:p>eBooks – Technic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reshark 2016</text:p>
          </table:table-cell>
          <table:table-cell office:value-type="string" calcext:value-type="string">
            <text:p>eBooks – Technic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XenApp 2015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Yii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xt Mining with R 2017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TERMINATOR PACK 37,000 ITEMS ▶GUIDES ▶TEMPLATES ▶SOFTWARE ▶E-whore/Pornleech</text:p>
          </table:table-cell>
          <table:table-cell office:value-type="string" calcext:value-type="string">
            <text:p>eWhor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UD SUPER PACK OF BOOK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Frau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 Dominos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AMAZON FRAUDING 2016 ⟁ (͠≖ ͜ʖ͠≖)</text:p>
          </table:table-cell>
          <table:table-cell office:value-type="string" calcext:value-type="string">
            <text:p>Frau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 office:value-type="string" calcext:value-type="string">
            <text:p>Fraud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Fraud Package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 Tax Refund Method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 Unlimited Amazon Gift Cards</text:p>
          </table:table-cell>
          <table:table-cell office:value-type="string" calcext:value-type="string">
            <text:p>Fraud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RKNET STARTER KIT: MAKE MONEY, FRAUD, MOR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amming LocalBitcoins.com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dzilla Mega Pack + Ultimate Fraud Guide + 10GB of Fake IDs, Templates, Bills and More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amming and Social Engineering---130 Items</text:p>
          </table:table-cell>
          <table:table-cell office:value-type="string" calcext:value-type="string">
            <text:p>Frau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shing Pages, Hacking Tools, DDOS Tools and Cracking Tools MEGA-SUPER-GOLDEN PACK!!!</text:p>
          </table:table-cell>
          <table:table-cell office:value-type="string" calcext:value-type="string">
            <text:p>Fraud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shing Pages Megapack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der free 'Dominos' Pizza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siness Theft and Fraud 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Free Things From Walmart Scam (Super Easy &amp; Tested)</text:p>
          </table:table-cell>
          <table:table-cell office:value-type="string" calcext:value-type="string">
            <text:p>Fraud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Free Things From Walmart Scam (Tested &amp; Super Easy)</text:p>
          </table:table-cell>
          <table:table-cell office:value-type="string" calcext:value-type="string">
            <text:p>Fraud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SCAM Brack.ch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isible Intruders How to Protect Yourself from Fraudsters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DollarStore◉₰◉ Best of eBay -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IPE Fraud Set-Up 2017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ped How to Protect Yourself in a World Full of Scammer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ATING SCAM BIBLE. <text:s/>JUST AMAZING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LIMITED MOBILE CHECK FRAUD updated</text:p>
          </table:table-cell>
          <table:table-cell office:value-type="string" calcext:value-type="string">
            <text:p>Frau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: Hacking Practical Guide for Beginners</text:p>
          </table:table-cell>
          <table:table-cell office:value-type="string" calcext:value-type="string">
            <text:p>Hacking – Ge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SUPER PACK OF BOOK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: The Ultimate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PENETRATION TESTING (Pentesting) &amp; METASPLOIT</text:p>
          </table:table-cell>
          <table:table-cell office:value-type="string" calcext:value-type="string">
            <text:p>Hacking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The Beginners Guide to Master The Art of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HACKERS COLLECTION - OVER 15 TUTORIALS ⟁ (͠≖ ͜ʖ͠≖)</text:p>
          </table:table-cell>
          <table:table-cell office:value-type="string" calcext:value-type="string">
            <text:p>Hacking – Genera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With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and Science of Hacking Any Organization</text:p>
          </table:table-cell>
          <table:table-cell office:value-type="string" calcext:value-type="string">
            <text:p>Hacking – General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Nessus for Penetration Testing 2014</text:p>
          </table:table-cell>
          <table:table-cell office:value-type="string" calcext:value-type="string">
            <text:p>Hacking – Gene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University Computer Hacking and Mobile Hacking 2 2016</text:p>
          </table:table-cell>
          <table:table-cell office:value-type="string" calcext:value-type="string">
            <text:p>Hacking – General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D RDP SERVICE (LIFETIME)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etration Testing: A Hands-On Introduction to Hacking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 office:value-type="string" calcext:value-type="string">
            <text:p>Hacking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s of Hacking, Carding and much more</text:p>
          </table:table-cell>
          <table:table-cell office:value-type="string" calcext:value-type="string">
            <text:p>Hacking – General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ost Indepth Hacker's Guide 2015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'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nking Security Stopping Next Year's Hackers 2015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Mega Pack---1417 Items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Beginners The Ultimate Guide 2016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Beginners---406 Items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tch Hackers Guide to the Network 2016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 5th Edition E-Book</text:p>
          </table:table-cell>
          <table:table-cell office:value-type="string" calcext:value-type="string">
            <text:p>Hacking – Genera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Hacker - Encyclopedia of Cybercri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RA Hackers Collection OVER 10.000 pages of HACKING INFORMATIO</text:p>
          </table:table-cell>
          <table:table-cell office:value-type="string" calcext:value-type="string">
            <text:p>Hacking – Genera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QL Injection Tool Software Megapack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E-BOOK COLLECTION] HACKING (2,6GB]</text:p>
          </table:table-cell>
          <table:table-cell office:value-type="string" calcext:value-type="string">
            <text:p>Hacking – General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0 Hacking Tutorials (The Best of)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 Playbook: Practical Guide To Penetration Testing</text:p>
          </table:table-cell>
          <table:table-cell office:value-type="string" calcext:value-type="string">
            <text:p>Hacking – Gener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 -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ing MEGA-GUIDES PACK.</text:p>
          </table:table-cell>
          <table:table-cell office:value-type="string" calcext:value-type="string">
            <text:p>Hacking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S 5 METHODS 2017</text:p>
          </table:table-cell>
          <table:table-cell office:value-type="string" calcext:value-type="string">
            <text:p>Hacking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ckStation |1.5 billion entry Password Cracking Dictionary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r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rs Secrets.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COURSE 101 [A-Z] GO FROM NOOB TO EXPERT 2017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Book pack! - Become a Master Hacker (100+ eBooks!)</text:p>
          </table:table-cell>
          <table:table-cell office:value-type="string" calcext:value-type="string">
            <text:p>Hacking – General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book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Into Computer Systems - Beginners.</text:p>
          </table:table-cell>
          <table:table-cell office:value-type="string" calcext:value-type="string">
            <text:p>Hacking – Gener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Tutorials Pack (1000+ Tutorials)</text:p>
          </table:table-cell>
          <table:table-cell office:value-type="string" calcext:value-type="string">
            <text:p>Hacking – Gener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-Hackers Secrets Revealed.</text:p>
          </table:table-cell>
          <table:table-cell office:value-type="string" calcext:value-type="string">
            <text:p>Hacking – General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BANK ACCOUNTS USING ?? ZEUS ?? <text:s/>2017</text:p>
          </table:table-cell>
          <table:table-cell office:value-type="string" calcext:value-type="string">
            <text:p>Hacking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CREDIT CARD DATA [FULL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ngpin - How One Hacker Took Over The Billion Dollar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imum Security: A Hacker's Guide to Protecting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'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Manual 2016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ING BIBLE <text:s/>1000+ ITEMS</text:p>
          </table:table-cell>
          <table:table-cell office:value-type="string" calcext:value-type="string">
            <text:p>Hacking – Genera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Account Hacking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 office:value-type="string" calcext:value-type="string">
            <text:p>Hacking – Gener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METHODS &gt; 50 SLAVES DAILY &lt; [ AUTOPILOT]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 Using Facebook more than 100 slaves a day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 your RAT through Minecraf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Uber Package (Get UNLIMITED Free Rides + Make $3,000+ a Month as Fake Uber Driver)</text:p>
          </table:table-cell>
          <table:table-cell office:value-type="string" calcext:value-type="string">
            <text:p>Hacking – Mobi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HACKS - TRULY OWN YOUR DEVICE</text:p>
          </table:table-cell>
          <table:table-cell office:value-type="string" calcext:value-type="string">
            <text:p>Hacking – Mobi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hone Tips, Tricks, Apps &amp; Hacks - iOS 7</text:p>
          </table:table-cell>
          <table:table-cell office:value-type="string" calcext:value-type="string">
            <text:p>Hacking – Mobi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pplication Security The Definitive Guide for Hackers and Developers 2016</text:p>
          </table:table-cell>
          <table:table-cell office:value-type="string" calcext:value-type="string">
            <text:p>Hacking – Mobi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and Securing iOS Applications 2012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Phone Call Spoofer</text:p>
          </table:table-cell>
          <table:table-cell office:value-type="string" calcext:value-type="string">
            <text:p>Hacking – Phreaki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2 intercept or "Hack" a phone call</text:p>
          </table:table-cell>
          <table:table-cell office:value-type="string" calcext:value-type="string">
            <text:p>Hacking – Phreak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Burner Phone Tips ▄▀▄▀▄▀▄▀▄▀▄▀▄▀▄▀▄▀▄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 SIM - How to block your Enemys SIM-CARD</text:p>
          </table:table-cell>
          <table:table-cell office:value-type="string" calcext:value-type="string">
            <text:p>Hacking – Phreak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and Securing Web Applications 2015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Gmai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HEATING GUIDE 2016 ▄▀▄▀▄▀▄▀▄▀▄▀▄▀▄▀▄▀▄▀▄▀▄▀▄▀▄▀</text:p>
          </table:table-cell>
          <table:table-cell office:value-type="string" calcext:value-type="string">
            <text:p>Hacking – Websi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CEBOOK account - how to hack in !</text:p>
          </table:table-cell>
          <table:table-cell office:value-type="string" calcext:value-type="string">
            <text:p>Hacking – Webs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Gmail (ExtremeTech)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Gmail Guide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Hotmail Accounts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ogin to hacked Paypal accounts V2!</text:p>
          </table:table-cell>
          <table:table-cell office:value-type="string" calcext:value-type="string">
            <text:p>Hacking – Websit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Instagram Bot (EASY, TESTED, WORKS)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Instagram Bot (USA TESTED)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FACEBOOK GUIDE <text:s/>UPDAT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INSTAGRAM ACCOUNT CRACKER 2017</text:p>
          </table:table-cell>
          <table:table-cell office:value-type="string" calcext:value-type="string">
            <text:p>Hacking – Webs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 office:value-type="string" calcext:value-type="string">
            <text:p>Hacking – Websi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Fi Hacking + FREEB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iffers Software Megap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WiFi AUTOMATED CRACKER + VIDEO TUTORIAL ⟁ (͠≖ ͜ʖ͠≖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 Pentesting Lab for Wireless Networks 2016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ireless Wireless Security Secrets and Solutions 3rd edition 2015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Cisco Router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rDriving and Wireless Penetration Test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LLECTION OF LOCK PICKING BOOKS</text:p>
          </table:table-cell>
          <table:table-cell office:value-type="string" calcext:value-type="string">
            <text:p>Lockpickin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feating Electromagnetic Door Locks</text:p>
          </table:table-cell>
          <table:table-cell office:value-type="string" calcext:value-type="string">
            <text:p>Lockpick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 Field-Expedient Key Casting Manual</text:p>
          </table:table-cell>
          <table:table-cell office:value-type="string" calcext:value-type="string">
            <text:p>Lockpick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Malware Analysis Essentials 2015</text:p>
          </table:table-cell>
          <table:table-cell office:value-type="string" calcext:value-type="string">
            <text:p>Malware Authorshi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s Builders Software Megapack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Rootkits and Botnets A Beginner's Guide 2013</text:p>
          </table:table-cell>
          <table:table-cell office:value-type="string" calcext:value-type="string">
            <text:p>Malware Authorshi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Malware Analysis The Hands On Guide 2012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Malware Analysis 2015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ackdoor PDF - Get lots of slaves</text:p>
          </table:table-cell>
          <table:table-cell office:value-type="string" calcext:value-type="string">
            <text:p>Malware Authorshi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FUD Backdoor Bypass Antivirus</text:p>
          </table:table-cell>
          <table:table-cell office:value-type="string" calcext:value-type="string">
            <text:p>Malware Authorshi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yloggers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rgeted Cyber Attacks Multi-staged Attacks Driven by Exploits and Malware 2014</text:p>
          </table:table-cell>
          <table:table-cell office:value-type="string" calcext:value-type="string">
            <text:p>Malware Authorshi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CREATE HIGH CREDIT SCORE GHOSTS IN BUREAUS SYSTEMS ★ █ █</text:p>
          </table:table-cell>
          <table:table-cell office:value-type="string" calcext:value-type="string">
            <text:p>Modifying Cred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SECRETS PACK - BOOST CREDIT SCORE - ▄▀▄▀▄▀▄▀▄▀▄▀▄▀▄▀▄▀▄▀▄▀▄▀▄▀▄▀GET A NEW CREDIT PROFILE</text:p>
          </table:table-cell>
          <table:table-cell office:value-type="string" calcext:value-type="string">
            <text:p>Modifying Credi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ate Your own CPN + Tri-Merge + Credit Lines (+RESALE)</text:p>
          </table:table-cell>
          <table:table-cell office:value-type="string" calcext:value-type="string">
            <text:p>Modifying Credi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Modifying Credi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one Warfare and Lawfare in a Post Heroic Age 2016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Photoshop CS6 Extended 13.1.2 Portable-64bi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ng Tutorial in German for Beginners!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emy - <text:s/>How I Sell $7500 Month Online Without Google or Facebook Ads</text:p>
          </table:table-cell>
          <table:table-cell office:value-type="string" calcext:value-type="string">
            <text:p>Oth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 office:value-type="string" calcext:value-type="string">
            <text:p>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p-by-Step Guide to Vanishing Without a Trac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every body is saying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Fuck A Womans Brains Out + How to Get Beautiful Women Into Bed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♕♕ ★★★ HOW TO GET FREE STUFF! ★★★ ♕♕♕</text:p>
          </table:table-cell>
          <table:table-cell office:value-type="string" calcext:value-type="string">
            <text:p>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torials Mega Pack---1630 Item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Secret Strategy -- OVER 2000$ IN JUST HALF AN HOUR 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Closed Circuit Television (CCTV) Destruc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 a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 text:c="4"/>Chegg Study Account <text:s text:c="3"/>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 text:c="3"/>RapidGator Premium Account <text:s text:c="2"/></text:p>
          </table:table-cell>
          <table:table-cell office:value-type="string" calcext:value-type="string">
            <text:p>Oth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 "HOW TO MAKE MONEY" PACK 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ok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loring Wicc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ultiply Your CS:GO Skins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Q Suppor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KERS STASH!!! LEARN HOW TO MAKE MONEY FROM HOME!!!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ntrapp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hael Moore and the Rhetoric of Documentary 2015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BC BIBLE ♛ Stackz420 ♛ Limited Copi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Full Guide to Shoplifting!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come a MILLIONAIRE in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tchcraft Today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G4USB Tutorial GPG</text:p>
          </table:table-cell>
          <table:table-cell office:value-type="string" calcext:value-type="string">
            <text:p>PGP/G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for idiots - Windows only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hanging Files with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K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00+ Onion websites: Useful for Darknet newbi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tive DeepWeb URL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national Passport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A Driver License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376 x INDIA (IDENTITY DOCS) + (PROOF OF ADDRESS) / ALMOST FREE 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Packs - Over 11+ GB of Scans, PSDs, Templates, Fakes and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ivers License ID Templates - All US States - PSD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NGE ID BIB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62 x Scans all across EUROPE + USA + AUSTRALI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|Guide| Get New Identity birthcert+passport+DL+SS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ogle First Page GUARANTEED Result in a month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 office:value-type="string" calcext:value-type="string">
            <text:p>SE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WHITE-HAT SEO GUIDE -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SEO Steps to make YouTube Video Viral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0k Traffic Hacks</text:p>
          </table:table-cell>
          <table:table-cell office:value-type="string" calcext:value-type="string">
            <text:p>SE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SHIP DRUGS or GUNS STEALTH V.2 ★ 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Safely Super Pack ($2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Transportation/Stealt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Safely Super Pack ($1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.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ly Check Tracking on Your package PDF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ly Check Tracking on Your package PDF(Clone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YOUR OWN ITEM - MAIL DROP TUTORIAL</text:p>
          </table:table-cell>
          <table:table-cell office:value-type="string" calcext:value-type="string">
            <text:p>Transportation/Stealth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YOUR OWN ITEM - MAIL DROP TUTORIAL:USA UK EU I</text:p>
          </table:table-cell>
          <table:table-cell office:value-type="string" calcext:value-type="string">
            <text:p>Transportation/Stealth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YOUR OWN ITEM - 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de stealth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RECEIVE A PACKAGE WITH ILLEGAL OBJECTS</text:p>
          </table:table-cell>
          <table:table-cell office:value-type="string" calcext:value-type="string">
            <text:p>Transportation/Steal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ND &amp; RECEIVE PACKAGES</text:p>
          </table:table-cell>
          <table:table-cell office:value-type="string" calcext:value-type="string">
            <text:p>Transportation/Stealt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nd a Letter without Paying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ND ILLEGAL THINGS BY MAIL POSTAL SMUGGLIN</text:p>
          </table:table-cell>
          <table:table-cell office:value-type="string" calcext:value-type="string">
            <text:p>Transportation/Stealth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OSTAL SMUGGLING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Postal Smuggling Concealment Never Lose Parcel 2017</text:p>
          </table:table-cell>
          <table:table-cell office:value-type="string" calcext:value-type="string">
            <text:p>Transportation/Steal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D Printing Template for Liberator Hand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D Ammunition Guide Almost free (buy 1 get 1 free)</text:p>
          </table:table-cell>
          <table:table-cell office:value-type="string" calcext:value-type="string">
            <text:p>Weaponry &amp; Explosiv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 &amp; FIREARMS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VIVAL, MUNITIONS, WEAPONS, COMBAT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 office:value-type="string" calcext:value-type="string">
            <text:p>Weaponry &amp; Explos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munition Handbook Tactics Techniques And Procedures for Munitions Handler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den Street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lighter gas bomb.rtf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Famous Firearms Youve Got to Own 2014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de's Guide to Making Kn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mistry and Technology of Explosives - Volume 1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nife Fighting Techniques From Folsom Prison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pper's Underground Guide to Improvised Weapons!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eet Fighting &amp; Fighting With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o-it-Yourself Gunpowder Cookbook</text:p>
          </table:table-cell>
          <table:table-cell office:value-type="string" calcext:value-type="string">
            <text:p>Weaponry &amp; Explosiv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apons of the Street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ndroid Game Development with Unity 2017</text:p>
          </table:table-cell>
          <table:table-cell office:value-type="string" calcext:value-type="string">
            <text:p>eBooks – Technica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pplication Development with Force.com 2016</text:p>
          </table:table-cell>
          <table:table-cell office:value-type="string" calcext:value-type="string">
            <text:p>eBooks – Technica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utodesk Revit MEP 2016</text:p>
          </table:table-cell>
          <table:table-cell office:value-type="string" calcext:value-type="string">
            <text:p>eBooks – Technica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usiness Intelligence with MicroStrategy 2016</text:p>
          </table:table-cell>
          <table:table-cell office:value-type="string" calcext:value-type="string">
            <text:p>eBooks – Technic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entOS 7 Linux Server 2016</text:p>
          </table:table-cell>
          <table:table-cell office:value-type="string" calcext:value-type="string">
            <text:p>eBooks – Technic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loud Development using Microsoft Azu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ore Data With Swift 2017</text:p>
          </table:table-cell>
          <table:table-cell office:value-type="string" calcext:value-type="string">
            <text:p>eBooks – Technic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Excel Power Pack Bundle 2017</text:p>
          </table:table-cell>
          <table:table-cell office:value-type="string" calcext:value-type="string">
            <text:p>eBooks – Technical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Full Stack React Web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Hyper-V 2012 R2 with System Center &amp; Windows Azure</text:p>
          </table:table-cell>
          <table:table-cell office:value-type="string" calcext:value-type="string">
            <text:p>eBooks – Technic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 EE Development with WildFly 2017</text:p>
          </table:table-cell>
          <table:table-cell office:value-type="string" calcext:value-type="string">
            <text:p>eBooks – Technical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 for Data Science 2017</text:p>
          </table:table-cell>
          <table:table-cell office:value-type="string" calcext:value-type="string">
            <text:p>eBooks – Technical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Script 2016</text:p>
          </table:table-cell>
          <table:table-cell office:value-type="string" calcext:value-type="string">
            <text:p>eBooks – Technical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Script Design Pattern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achine Learning with R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acOS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agento 2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icroservices with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icrosoft Azure Infrastructure Services 2015</text:p>
          </table:table-cell>
          <table:table-cell office:value-type="string" calcext:value-type="string">
            <text:p>eBooks – Technic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icrosoft SQL 2017</text:p>
          </table:table-cell>
          <table:table-cell office:value-type="string" calcext:value-type="string">
            <text:p>eBooks – Technica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OpenCV 3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OpenStac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arallel Programming with R 2016</text:p>
          </table:table-cell>
          <table:table-cell office:value-type="string" calcext:value-type="string">
            <text:p>eBooks – Technical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roxmox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QlikView Data Visualiza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eactive JavaScript 2017</text:p>
          </table:table-cell>
          <table:table-cell office:value-type="string" calcext:value-type="string">
            <text:p>eBooks – Technical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Software Development in R 2017</text:p>
          </table:table-cell>
          <table:table-cell office:value-type="string" calcext:value-type="string">
            <text:p>eBooks – Technical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VBA for Microsoft Office 2016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43 For Dummies E-Books</text:p>
          </table:table-cell>
          <table:table-cell office:value-type="string" calcext:value-type="string">
            <text:p>eBooks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arket Listings</text:p>
          </table:table-cell>
          <table:covered-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'.B$1:.B$1048576];[.B4])" office:value-type="float" office:value="127" calcext:value-type="float">
            <text:p>127</text:p>
          </table:table-cell>
          <table:table-cell table:formula="of:=COUNTIF([$'sorted-06-07'.D$1:.D$1048576];[.B4])" office:value-type="float" office:value="100" calcext:value-type="float">
            <text:p>100</text:p>
          </table:table-cell>
          <table:table-cell table:formula="of:=SUM([.D4]-[.C4])"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'.B$1:.B$1048576];[.B5])" office:value-type="float" office:value="53" calcext:value-type="float">
            <text:p>53</text:p>
          </table:table-cell>
          <table:table-cell table:formula="of:=COUNTIF([$'sorted-06-07'.D$1:.D$1048576];[.B5])" office:value-type="float" office:value="43" calcext:value-type="float">
            <text:p>43</text:p>
          </table:table-cell>
          <table:table-cell table:formula="of:=SUM([.D5]-[.C5])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'.B$1:.B$1048576];[.B6])" office:value-type="float" office:value="51" calcext:value-type="float">
            <text:p>51</text:p>
          </table:table-cell>
          <table:table-cell table:formula="of:=COUNTIF([$'sorted-06-07'.D$1:.D$1048576];[.B6])" office:value-type="float" office:value="60" calcext:value-type="float">
            <text:p>60</text:p>
          </table:table-cell>
          <table:table-cell table:formula="of:=SUM([.D6]-[.C6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'.B$1:.B$1048576];[.B7])" office:value-type="float" office:value="73" calcext:value-type="float">
            <text:p>73</text:p>
          </table:table-cell>
          <table:table-cell table:formula="of:=COUNTIF([$'sorted-06-07'.D$1:.D$1048576];[.B7])" office:value-type="float" office:value="89" calcext:value-type="float">
            <text:p>89</text:p>
          </table:table-cell>
          <table:table-cell table:formula="of:=SUM([.D7]-[.C7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'.B$1:.B$1048576];[.B8])" office:value-type="float" office:value="715" calcext:value-type="float">
            <text:p>715</text:p>
          </table:table-cell>
          <table:table-cell table:formula="of:=COUNTIF([$'sorted-06-07'.D$1:.D$1048576];[.B8])" office:value-type="float" office:value="698" calcext:value-type="float">
            <text:p>698</text:p>
          </table:table-cell>
          <table:table-cell table:formula="of:=SUM([.D8]-[.C8])"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'.B$1:.B$1048576];[.B9])" office:value-type="float" office:value="546" calcext:value-type="float">
            <text:p>546</text:p>
          </table:table-cell>
          <table:table-cell table:formula="of:=COUNTIF([$'sorted-06-07'.D$1:.D$1048576];[.B9])" office:value-type="float" office:value="608" calcext:value-type="float">
            <text:p>608</text:p>
          </table:table-cell>
          <table:table-cell table:formula="of:=SUM([.D9]-[.C9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'.B$1:.B$1048576];[.B10])" office:value-type="float" office:value="9" calcext:value-type="float">
            <text:p>9</text:p>
          </table:table-cell>
          <table:table-cell table:formula="of:=COUNTIF([$'sorted-06-07'.D$1:.D$1048576];[.B10])" office:value-type="float" office:value="5" calcext:value-type="float">
            <text:p>5</text:p>
          </table:table-cell>
          <table:table-cell table:formula="of:=SUM([.D10]-[.C10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'.B$1:.B$1048576];[.B11])" office:value-type="float" office:value="19" calcext:value-type="float">
            <text:p>19</text:p>
          </table:table-cell>
          <table:table-cell table:formula="of:=COUNTIF([$'sorted-06-07'.D$1:.D$1048576];[.B11])" office:value-type="float" office:value="40" calcext:value-type="float">
            <text:p>40</text:p>
          </table:table-cell>
          <table:table-cell table:formula="of:=SUM([.D11]-[.C1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'.B$1:.B$1048576];[.B12])" office:value-type="float" office:value="198" calcext:value-type="float">
            <text:p>198</text:p>
          </table:table-cell>
          <table:table-cell table:formula="of:=COUNTIF([$'sorted-06-07'.D$1:.D$1048576];[.B12])" office:value-type="float" office:value="215" calcext:value-type="float">
            <text:p>215</text:p>
          </table:table-cell>
          <table:table-cell table:formula="of:=SUM([.D12]-[.C12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'.B$1:.B$1048576];[.B13])" office:value-type="float" office:value="40" calcext:value-type="float">
            <text:p>40</text:p>
          </table:table-cell>
          <table:table-cell table:formula="of:=COUNTIF([$'sorted-06-07'.D$1:.D$1048576];[.B13])" office:value-type="float" office:value="55" calcext:value-type="float">
            <text:p>55</text:p>
          </table:table-cell>
          <table:table-cell table:formula="of:=SUM([.D13]-[.C13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'.B$1:.B$1048576];[.B14])" office:value-type="float" office:value="11" calcext:value-type="float">
            <text:p>11</text:p>
          </table:table-cell>
          <table:table-cell table:formula="of:=COUNTIF([$'sorted-06-07'.D$1:.D$1048576];[.B14])" office:value-type="float" office:value="7" calcext:value-type="float">
            <text:p>7</text:p>
          </table:table-cell>
          <table:table-cell table:formula="of:=SUM([.D14]-[.C14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'.B$1:.B$1048576];[.B15])" office:value-type="float" office:value="56" calcext:value-type="float">
            <text:p>56</text:p>
          </table:table-cell>
          <table:table-cell table:formula="of:=COUNTIF([$'sorted-06-07'.D$1:.D$1048576];[.B15])" office:value-type="float" office:value="57" calcext:value-type="float">
            <text:p>57</text:p>
          </table:table-cell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'.B$1:.B$1048576];[.B16])" office:value-type="float" office:value="24" calcext:value-type="float">
            <text:p>24</text:p>
          </table:table-cell>
          <table:table-cell table:formula="of:=COUNTIF([$'sorted-06-07'.D$1:.D$1048576];[.B16])" office:value-type="float" office:value="25" calcext:value-type="float">
            <text:p>25</text:p>
          </table:table-cell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'.B$1:.B$1048576];[.B17])" office:value-type="float" office:value="202" calcext:value-type="float">
            <text:p>202</text:p>
          </table:table-cell>
          <table:table-cell table:formula="of:=COUNTIF([$'sorted-06-07'.D$1:.D$1048576];[.B17])" office:value-type="float" office:value="181" calcext:value-type="float">
            <text:p>181</text:p>
          </table:table-cell>
          <table:table-cell table:formula="of:=SUM([.D17]-[.C17])" office:value-type="float" office:value="-21" calcext:value-type="float">
            <text:p>-2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'.B$1:.B$1048576];[.B18])" office:value-type="float" office:value="278" calcext:value-type="float">
            <text:p>278</text:p>
          </table:table-cell>
          <table:table-cell table:formula="of:=COUNTIF([$'sorted-06-07'.D$1:.D$1048576];[.B18])" office:value-type="float" office:value="279" calcext:value-type="float">
            <text:p>279</text:p>
          </table:table-cell>
          <table:table-cell table:formula="of:=SUM([.D18]-[.C1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'.B$1:.B$1048576];[.B19])" office:value-type="float" office:value="381" calcext:value-type="float">
            <text:p>381</text:p>
          </table:table-cell>
          <table:table-cell table:formula="of:=COUNTIF([$'sorted-06-07'.D$1:.D$1048576];[.B19])" office:value-type="float" office:value="177" calcext:value-type="float">
            <text:p>177</text:p>
          </table:table-cell>
          <table:table-cell table:formula="of:=SUM([.D19]-[.C19])" office:value-type="float" office:value="-204" calcext:value-type="float">
            <text:p>-204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'.B$1:.B$1048576];[.B20])" office:value-type="float" office:value="561" calcext:value-type="float">
            <text:p>561</text:p>
          </table:table-cell>
          <table:table-cell table:formula="of:=COUNTIF([$'sorted-06-07'.D$1:.D$1048576];[.B20])" office:value-type="float" office:value="711" calcext:value-type="float">
            <text:p>711</text:p>
          </table:table-cell>
          <table:table-cell table:formula="of:=SUM([.D20]-[.C2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'.B$1:.B$1048576];[.B21])" office:value-type="float" office:value="21" calcext:value-type="float">
            <text:p>21</text:p>
          </table:table-cell>
          <table:table-cell table:formula="of:=COUNTIF([$'sorted-06-07'.D$1:.D$1048576];[.B21])" office:value-type="float" office:value="28" calcext:value-type="float">
            <text:p>28</text:p>
          </table:table-cell>
          <table:table-cell table:formula="of:=SUM([.D21]-[.C2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'.B$1:.B$1048576];[.B22])" office:value-type="float" office:value="247" calcext:value-type="float">
            <text:p>247</text:p>
          </table:table-cell>
          <table:table-cell table:formula="of:=COUNTIF([$'sorted-06-07'.D$1:.D$1048576];[.B22])" office:value-type="float" office:value="253" calcext:value-type="float">
            <text:p>253</text:p>
          </table:table-cell>
          <table:table-cell table:formula="of:=SUM([.D22]-[.C22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'.B$1:.B$1048576];[.B23])" office:value-type="float" office:value="147" calcext:value-type="float">
            <text:p>147</text:p>
          </table:table-cell>
          <table:table-cell table:formula="of:=COUNTIF([$'sorted-06-07'.D$1:.D$1048576];[.B23])" office:value-type="float" office:value="163" calcext:value-type="float">
            <text:p>163</text:p>
          </table:table-cell>
          <table:table-cell table:formula="of:=SUM([.D23]-[.C23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'.B$1:.B$1048576];[.B24])" office:value-type="float" office:value="16" calcext:value-type="float">
            <text:p>16</text:p>
          </table:table-cell>
          <table:table-cell table:formula="of:=COUNTIF([$'sorted-06-07'.D$1:.D$1048576];[.B24])" office:value-type="float" office:value="11" calcext:value-type="float">
            <text:p>11</text:p>
          </table:table-cell>
          <table:table-cell table:formula="of:=SUM([.D24]-[.C24]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'.B$1:.B$1048576];[.B25])" office:value-type="float" office:value="25" calcext:value-type="float">
            <text:p>25</text:p>
          </table:table-cell>
          <table:table-cell table:formula="of:=COUNTIF([$'sorted-06-07'.D$1:.D$1048576];[.B25])" office:value-type="float" office:value="21" calcext:value-type="float">
            <text:p>21</text:p>
          </table:table-cell>
          <table:table-cell table:formula="of:=SUM([.D25]-[.C25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'.B$1:.B$1048576];[.B26])" office:value-type="float" office:value="11" calcext:value-type="float">
            <text:p>11</text:p>
          </table:table-cell>
          <table:table-cell table:formula="of:=COUNTIF([$'sorted-06-07'.D$1:.D$1048576];[.B26])" office:value-type="float" office:value="11" calcext:value-type="float">
            <text:p>11</text:p>
          </table:table-cell>
          <table:table-cell table:formula="of:=SUM([.D26]-[.C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'.B$1:.B$1048576];[.B27])" office:value-type="float" office:value="57" calcext:value-type="float">
            <text:p>57</text:p>
          </table:table-cell>
          <table:table-cell table:formula="of:=COUNTIF([$'sorted-06-07'.D$1:.D$1048576];[.B27])" office:value-type="float" office:value="42" calcext:value-type="float">
            <text:p>42</text:p>
          </table:table-cell>
          <table:table-cell table:formula="of:=SUM([.D27]-[.C27])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'.B$1:.B$1048576];[.B28])" office:value-type="float" office:value="35" calcext:value-type="float">
            <text:p>35</text:p>
          </table:table-cell>
          <table:table-cell table:formula="of:=COUNTIF([$'sorted-06-07'.D$1:.D$1048576];[.B28])" office:value-type="float" office:value="34" calcext:value-type="float">
            <text:p>34</text:p>
          </table:table-cell>
          <table:table-cell table:formula="of:=SUM([.D28]-[.C28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'.B$1:.B$1048576];[.B29])" office:value-type="float" office:value="17" calcext:value-type="float">
            <text:p>17</text:p>
          </table:table-cell>
          <table:table-cell table:formula="of:=COUNTIF([$'sorted-06-07'.D$1:.D$1048576];[.B29])" office:value-type="float" office:value="13" calcext:value-type="float">
            <text:p>13</text:p>
          </table:table-cell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'.B$1:.B$1048576];[.B30])" office:value-type="float" office:value="17" calcext:value-type="float">
            <text:p>17</text:p>
          </table:table-cell>
          <table:table-cell table:formula="of:=COUNTIF([$'sorted-06-07'.D$1:.D$1048576];[.B30])" office:value-type="float" office:value="14" calcext:value-type="float">
            <text:p>14</text:p>
          </table:table-cell>
          <table:table-cell table:formula="of:=SUM([.D30]-[.C30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'.B$1:.B$1048576];[.B31])" office:value-type="float" office:value="49" calcext:value-type="float">
            <text:p>49</text:p>
          </table:table-cell>
          <table:table-cell table:formula="of:=COUNTIF([$'sorted-06-07'.D$1:.D$1048576];[.B31])" office:value-type="float" office:value="50" calcext:value-type="float">
            <text:p>50</text:p>
          </table:table-cell>
          <table:table-cell table:formula="of:=SUM([.D31]-[.C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'.B$1:.B$1048576];[.B32])" office:value-type="float" office:value="220" calcext:value-type="float">
            <text:p>220</text:p>
          </table:table-cell>
          <table:table-cell table:formula="of:=COUNTIF([$'sorted-06-07'.D$1:.D$1048576];[.B32])" office:value-type="float" office:value="202" calcext:value-type="float">
            <text:p>202</text:p>
          </table:table-cell>
          <table:table-cell table:formula="of:=SUM([.D32]-[.C32])"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'.B$1:.B$1048576];[.B33])" office:value-type="float" office:value="22" calcext:value-type="float">
            <text:p>22</text:p>
          </table:table-cell>
          <table:table-cell table:formula="of:=COUNTIF([$'sorted-06-07'.D$1:.D$1048576];[.B33])" office:value-type="float" office:value="28" calcext:value-type="float">
            <text:p>28</text:p>
          </table:table-cell>
          <table:table-cell table:formula="of:=SUM([.D33]-[.C33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'.B$1:.B$1048576];[.B34])" office:value-type="float" office:value="11" calcext:value-type="float">
            <text:p>11</text:p>
          </table:table-cell>
          <table:table-cell table:formula="of:=COUNTIF([$'sorted-06-07'.D$1:.D$1048576];[.B34])" office:value-type="float" office:value="4" calcext:value-type="float">
            <text:p>4</text:p>
          </table:table-cell>
          <table:table-cell table:formula="of:=SUM([.D34]-[.C34]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'.B$1:.B$1048576];[.B35])" office:value-type="float" office:value="29" calcext:value-type="float">
            <text:p>29</text:p>
          </table:table-cell>
          <table:table-cell table:formula="of:=COUNTIF([$'sorted-06-07'.D$1:.D$1048576];[.B35])" office:value-type="float" office:value="27" calcext:value-type="float">
            <text:p>27</text:p>
          </table:table-cell>
          <table:table-cell table:formula="of:=SUM([.D35]-[.C35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'.B$1:.B$1048576];[.B36])" office:value-type="float" office:value="35" calcext:value-type="float">
            <text:p>35</text:p>
          </table:table-cell>
          <table:table-cell table:formula="of:=COUNTIF([$'sorted-06-07'.D$1:.D$1048576];[.B36])" office:value-type="float" office:value="39" calcext:value-type="float">
            <text:p>39</text:p>
          </table:table-cell>
          <table:table-cell table:formula="of:=SUM([.D36]-[.C36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'.B$1:.B$1048576];[.B37])" office:value-type="float" office:value="46" calcext:value-type="float">
            <text:p>46</text:p>
          </table:table-cell>
          <table:table-cell table:formula="of:=COUNTIF([$'sorted-06-07'.D$1:.D$1048576];[.B37])" office:value-type="float" office:value="65" calcext:value-type="float">
            <text:p>65</text:p>
          </table:table-cell>
          <table:table-cell table:formula="of:=SUM([.D37]-[.C37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'.B$1:.B$1048576];[.B38])" office:value-type="float" office:value="110" calcext:value-type="float">
            <text:p>110</text:p>
          </table:table-cell>
          <table:table-cell table:formula="of:=COUNTIF([$'sorted-06-07'.D$1:.D$1048576];[.B38])" office:value-type="float" office:value="104" calcext:value-type="float">
            <text:p>104</text:p>
          </table:table-cell>
          <table:table-cell table:formula="of:=SUM([.D38]-[.C38])" office:value-type="float" office:value="-6" calcext:value-type="float">
            <text:p>-6</text:p>
          </table:table-cell>
        </table:table-row>
      </table:table>
      <table:table table:name="Sheet2_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Market Listings</text:p>
          </table:table-cell>
          <table:table-cell table:number-columns-repeated="4"/>
          <table:table-cell table:style-name="ce1" table:number-columns-repeated="5"/>
        </table:table-row>
        <table:table-row table:style-name="ro1"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string" calcext:value-type="string">
            <text:p>+/-</text:p>
          </table:table-cell>
          <table:table-cell/>
          <table:table-cell table:style-name="ce1" office:value-type="string" calcext:value-type="string">
            <text:p>Ma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+/-</text:p>
          </table:table-cell>
          <table:table-cell table:style-name="ce1"/>
          <table:table-cell table:style-name="ce1" office:value-type="string" calcext:value-type="string">
            <text:p>Dif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491" calcext:value-type="float">
            <text:p>491</text:p>
          </table:table-cell>
          <table:table-cell office:value-type="float" office:value="611" calcext:value-type="float">
            <text:p>61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608" calcext:value-type="float">
            <text:p>60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M([.E4]-[.I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711" calcext:value-type="float">
            <text:p>71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E5]-[.I5])"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198" calcext:value-type="float">
            <text:p>198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E6]-[.I6]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E7]-[.I7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E8]-[.I8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E9]-[.I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10]-[.I1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E11]-[.I11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E12]-[.I12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E13]-[.I13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14]-[.I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E15]-[.I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16]-[.I1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17]-[.I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18]-[.I1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19]-[.I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0]-[.I2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SUM([.E21]-[.I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SUM([.E22]-[.I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SUM([.E23]-[.I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E24]-[.I24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5]-[.I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6]-[.I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7]-[.I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SUM([.E28]-[.I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-6" calcext:value-type="float">
            <text:p>-6</text:p>
          </table:table-cell>
          <table:table-cell/>
          <table:table-cell table:formula="of:=SUM([.E29]-[.I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SUM([.E30]-[.I30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SUM([.E31]-[.I31])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32]-[.I32])" office:value-type="float" office:value="-15" calcext:value-type="float">
            <text:p>-15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SUM([.E33]-[.I33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SUM([.E34]-[.I34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SUM([.E35]-[.I35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SUM([.E36]-[.I36])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770" calcext:value-type="float">
            <text:p>770</text:p>
          </table:table-cell>
          <table:table-cell office:value-type="float" office:value="704" calcext:value-type="float">
            <text:p>704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698" calcext:value-type="float">
            <text:p>698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SUM([.E37]-[.I37])" office:value-type="float" office:value="-49" calcext:value-type="float">
            <text:p>-49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394" calcext:value-type="float">
            <text:p>394</text:p>
          </table:table-cell>
          <table:table-cell office:value-type="float" office:value="178" calcext:value-type="float">
            <text:p>178</text:p>
          </table:table-cell>
          <table:table-cell office:value-type="float" office:value="-216" calcext:value-type="float">
            <text:p>-216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77" calcext:value-type="float">
            <text:p>177</text:p>
          </table:table-cell>
          <table:table-cell office:value-type="float" office:value="-204" calcext:value-type="float">
            <text:p>-204</text:p>
          </table:table-cell>
          <table:table-cell/>
          <table:table-cell table:formula="of:=SUM([.E38]-[.I38])" office:value-type="float" office:value="-12" calcext:value-type="float">
            <text:p>-12</text:p>
          </table:table-cell>
        </table:table-row>
      </table:table>
      <table:named-expressions/>
      <table:database-ranges>
        <table:database-range table:name="__Anonymous_Sheet_DB__0" table:target-range-address="Sheet2_2.B3:Sheet2_2.E38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B3:Sheet2.E3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Sheet2_2.B3:Sheet2_2.K38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9:19:49.198900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8T19:44:13.327622966</dc:date>
    <meta:editing-duration>PT1H2M35S</meta:editing-duration>
    <meta:editing-cycles>8</meta:editing-cycles>
    <meta:generator>LibreOffice/6.4.3.2$Linux_X86_64 LibreOffice_project/40$Build-2</meta:generator>
    <meta:document-statistic meta:table-count="3" meta:cell-count="18274" meta:object-count="0"/>
  </office:meta>
</office:document-meta>
</file>